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3" svg:font-family="'Liberation Sans'" style:font-pitch="variable" style:font-charset="x-symbol"/>
    <style:font-face style:name="Webdings" svg:font-family="Webdings" style:font-pitch="variable" style:font-charset="x-symbol"/>
    <style:font-face style:name="Liberation Sans2" svg:font-family="'Liberation Sans'" style:font-family-generic="roman" style:font-pitch="variable" style:font-charset="x-symbol"/>
    <style:font-face style:name="Wingdings 21" svg:font-family="'Wingdings 2'"/>
    <style:font-face style:name="Arial Unicode MS1" svg:font-family="'Arial Unicode MS'" style:font-pitch="variable"/>
    <style:font-face style:name="Liberation Sans1" svg:font-family="'Liberation Sans'" style:font-pitch="variable"/>
    <style:font-face style:name="Menlo" svg:font-family="Menlo" style:font-pitch="variable"/>
    <style:font-face style:name="PingFang SC1" svg:font-family="'PingFang SC'" style:font-pitch="variable"/>
    <style:font-face style:name="Wingdings 2" svg:font-family="'Wingdings 2'" style:font-pitch="variable"/>
    <style:font-face style:name="Liberation Mono" svg:font-family="'Liberation Mono'"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5ce" fo:min-height="2.489cm"/>
      <style:paragraph-properties style:writing-mode="lr-tb"/>
    </style:style>
    <style:style style:name="gr2" style:family="graphic" style:parent-style-name="objectwithoutfill">
      <style:graphic-properties draw:stroke="solid" draw:stroke-dash="Long_20_Dash" svg:stroke-width="0.035cm" svg:stroke-color="#000000" draw:marker-start-width="0.252cm" draw:marker-end="Arrow" draw:marker-end-width="0.152cm" draw:fill="solid" draw:textarea-vertical-align="middle" fo:padding-top="0.142cm" fo:padding-bottom="0.142cm" fo:padding-left="0.267cm" fo:padding-right="0.267cm"/>
    </style:style>
    <style:style style:name="gr3"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4" style:family="graphic" style:parent-style-name="standard">
      <style:graphic-properties draw:stroke="none" draw:fill="solid" draw:fill-color="#000000" draw:textarea-horizontal-align="center" draw:textarea-vertical-align="middle" fo:min-height="0.637cm" draw:shadow="hidden"/>
    </style:style>
    <style:style style:name="gr5" style:family="graphic" style:parent-style-name="standard">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475cm" fo:min-width="0.497cm"/>
      <style:paragraph-properties style:writing-mode="lr-tb"/>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graphic-properties draw:stroke="none" draw:fill="solid" draw:fill-color="#000000" draw:textarea-horizontal-align="center" draw:textarea-vertical-align="middle" fo:min-height="0.709cm" draw:shadow="hidden"/>
    </style:style>
    <style:style style:name="gr9" style:family="graphic" style:parent-style-name="objectwithoutfill">
      <style:graphic-properties draw:stroke="dash" draw:stroke-dash="Long_20_Dash" svg:stroke-width="0.035cm" svg:stroke-color="#000000" draw:marker-start-width="0.252cm" draw:marker-end="Arrow" draw:marker-end-width="0.152cm" draw:fill="solid" draw:textarea-vertical-align="middle" fo:padding-top="0.142cm" fo:padding-bottom="0.142cm" fo:padding-left="0.267cm" fo:padding-right="0.267cm"/>
    </style:style>
    <style:style style:name="gr10" style:family="graphic" style:parent-style-name="objectwithoutfill">
      <style:graphic-properties draw:stroke="dash" draw:stroke-dash="Double_20_Dash" svg:stroke-width="0.035cm" svg:stroke-color="#808080" draw:marker-start-width="0.252cm" draw:marker-end-width="0.252cm" draw:fill="solid" draw:textarea-vertical-align="middle" fo:padding-top="0.142cm" fo:padding-bottom="0.142cm" fo:padding-left="0.267cm" fo:padding-right="0.267cm"/>
    </style:style>
    <style:style style:name="gr11" style:family="graphic" style:parent-style-name="standard">
      <style:graphic-properties draw:stroke="none" draw:fill="none" fo:min-height="0.527cm"/>
      <style:paragraph-properties style:writing-mode="lr-tb"/>
    </style:style>
    <style:style style:name="gr12" style:family="graphic" style:parent-style-name="objectwithoutfill">
      <style:graphic-properties draw:stroke="dash" draw:stroke-dash="Dashed_20__28_var_29_" svg:stroke-width="0.035cm" svg:stroke-color="#000000" draw:marker-start-width="0.252cm" draw:marker-end="Arrow" draw:marker-end-width="0.152cm" draw:fill="solid" draw:textarea-vertical-align="middle" fo:padding-top="0.142cm" fo:padding-bottom="0.142cm" fo:padding-left="0.267cm" fo:padding-right="0.267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14" style:family="graphic" style:parent-style-name="objectwithoutfill">
      <style:graphic-properties svg:stroke-color="#000000" draw:fill="solid" draw:textarea-vertical-align="middle"/>
    </style:style>
    <style:style style:name="gr15" style:family="graphic" style:parent-style-name="objectwithoutfill">
      <style:graphic-properties draw:stroke="solid" svg:stroke-width="0.035cm" svg:stroke-color="#000000" draw:marker-start-width="0.252cm" draw:marker-end-width="0.252cm" draw:fill="solid" draw:textarea-vertical-align="middle" fo:padding-top="0.142cm" fo:padding-bottom="0.142cm" fo:padding-left="0.267cm" fo:padding-right="0.267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7" style:family="graphic" style:parent-style-name="standard">
      <style:graphic-properties draw:stroke="none" draw:fill="none" fo:min-height="0.103cm"/>
      <style:paragraph-properties style:writing-mode="lr-tb"/>
    </style:style>
    <style:style style:name="P1" style:family="paragraph">
      <style:paragraph-properties fo:margin-top="0.152cm" fo:margin-bottom="0cm"/>
    </style:style>
    <style:style style:name="P2" style:family="paragraph">
      <loext:graphic-properties draw:fill="none" draw:fill-color="#fff5ce"/>
      <style:paragraph-properties fo:margin-top="0.152cm" fo:margin-bottom="0cm" style:writing-mode="lr-tb"/>
      <style:text-properties style:font-name="Menlo" fo:font-size="11pt" style:font-size-asian="11pt" style:font-size-complex="11pt"/>
    </style:style>
    <style:style style:name="P3" style:family="paragraph">
      <loext:graphic-properties draw:fill="solid"/>
      <style:paragraph-properties fo:text-align="center"/>
    </style:style>
    <style:style style:name="P4" style:family="paragraph">
      <loext:graphic-properties draw:fill="solid" draw:fill-color="#000000"/>
      <style:paragraph-properties fo:text-align="center" style:writing-mode="lr-tb"/>
      <style:text-properties style:font-name="Webdings"/>
    </style:style>
    <style:style style:name="P5" style:family="paragraph">
      <loext:graphic-properties draw:fill="solid" draw:fill-color="#000000"/>
      <style:paragraph-properties fo:text-align="center" style:writing-mode="lr-tb"/>
    </style:style>
    <style:style style:name="P6" style:family="paragraph">
      <style:paragraph-properties fo:text-align="center"/>
      <style:text-properties style:font-name="Liberation Mono"/>
    </style:style>
    <style:style style:name="P7" style:family="paragraph">
      <loext:graphic-properties draw:fill="none" draw:fill-color="#ffffff"/>
      <style:paragraph-properties fo:text-align="center" style:writing-mode="lr-tb"/>
      <style:text-properties style:font-name="Liberation Mono" fo:font-size="8pt" style:font-size-asian="8pt" style:font-size-complex="8pt"/>
    </style:style>
    <style:style style:name="P8" style:family="paragraph">
      <loext:graphic-properties draw:fill="none" draw:fill-color="#ffffff"/>
      <style:paragraph-properties style:writing-mode="lr-tb"/>
      <style:text-properties fo:font-size="9pt" style:font-size-asian="9pt" style:font-size-complex="9pt"/>
    </style:style>
    <style:style style:name="P9" style:family="paragraph">
      <loext:graphic-properties draw:fill-color="#000000"/>
      <style:paragraph-properties fo:text-align="center"/>
    </style:style>
    <style:style style:name="P10" style:family="paragraph">
      <loext:graphic-properties draw:fill="solid" draw:fill-color="#000000"/>
      <style:paragraph-properties fo:text-align="center" style:writing-mode="lr-tb"/>
      <style:text-properties fo:font-size="14pt" style:font-size-asian="14pt" style:font-size-complex="14pt"/>
    </style:style>
    <style:style style:name="P11" style:family="paragraph">
      <loext:graphic-properties draw:fill="none"/>
      <style:paragraph-properties style:writing-mode="lr-tb"/>
    </style:style>
    <style:style style:name="P12" style:family="paragraph">
      <style:text-properties fo:color="#8d281e"/>
    </style:style>
    <style:style style:name="P13" style:family="paragraph">
      <loext:graphic-properties draw:fill="none"/>
      <style:paragraph-properties style:writing-mode="lr-tb"/>
      <style:text-properties fo:color="#8d281e"/>
    </style:style>
    <style:style style:name="P14" style:family="paragraph">
      <style:paragraph-properties fo:margin-left="0cm" fo:margin-right="0cm" fo:margin-top="0cm" fo:margin-bottom="0cm" fo:line-height="100%" fo:text-indent="0cm"/>
    </style:style>
    <style:style style:name="P15" style:family="paragraph">
      <style:text-properties fo:color="#000000"/>
    </style:style>
    <style:style style:name="P16" style:family="paragraph">
      <loext:graphic-properties draw:fill="none"/>
      <style:paragraph-properties style:writing-mode="lr-tb"/>
      <style:text-properties fo:color="#000000" fo:font-size="14pt" style:font-size-asian="14pt" style:font-size-complex="14pt"/>
    </style:style>
    <style:style style:name="P17" style:family="paragraph">
      <loext:graphic-properties draw:fill="none" draw:fill-color="#ffffff"/>
      <style:text-properties fo:font-size="12pt" style:font-size-asian="12pt" style:font-size-complex="12pt"/>
    </style:style>
    <style:style style:name="T1" style:family="text">
      <style:text-properties fo:font-variant="normal" fo:text-transform="none" fo:color="#808080" style:text-outline="false" style:text-line-through-style="none" style:text-line-through-type="none" style:font-name="Menlo" fo:font-size="8pt" fo:font-style="normal" fo:text-shadow="none" style:text-underline-style="none" fo:font-weight="normal" style:letter-kerning="true" style:font-name-asian="PingFang SC"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font-name="Menlo" fo:font-size="8pt" fo:font-style="normal" fo:text-shadow="none" style:text-underline-style="none" fo:font-weight="normal" style:letter-kerning="true" style:font-name-asian="PingFang SC"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Menlo" fo:font-size="8pt" fo:font-style="normal" fo:text-shadow="none" style:text-underline-style="none" fo:font-weight="normal" style:letter-kerning="true" style:font-name-asian="PingFang SC"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c9211e" style:text-outline="false" style:text-line-through-style="none" style:text-line-through-type="none" style:font-name="Menlo" fo:font-size="8pt" fo:font-style="normal" fo:text-shadow="none" style:text-underline-style="none" style:letter-kerning="true" style:font-name-asian="PingFang SC" style:font-size-asian="8pt" style:font-style-asian="normal" style:font-name-complex="Arial Unicode MS" style:font-size-complex="8pt" style:font-style-complex="normal" style:text-emphasize="none" style:font-relief="none" style:text-overline-style="none" style:text-overline-color="font-color"/>
    </style:style>
    <style:style style:name="T5" style:family="text">
      <style:text-properties fo:font-variant="normal" fo:text-transform="none" style:text-outline="false" style:text-line-through-style="none" style:text-line-through-type="none" style:font-name="Menlo" fo:font-size="8pt" fo:font-style="normal" fo:text-shadow="none" style:text-underline-style="none" style:letter-kerning="true" style:font-name-asian="PingFang SC" style:font-size-asian="8pt" style:font-style-asian="normal" style:font-name-complex="Arial Unicode MS" style:font-size-complex="8pt" style:font-style-complex="normal" style:text-emphasize="none" style:font-relief="none" style:text-overline-style="none" style:text-overline-color="font-color"/>
    </style:style>
    <style:style style:name="T6" style:family="text">
      <style:text-properties fo:font-variant="normal" fo:text-transform="none" fo:color="#3465a4" style:text-outline="false" style:text-line-through-style="none" style:text-line-through-type="none" style:font-name="Menlo" fo:font-size="8pt" fo:font-style="normal" fo:text-shadow="none" style:text-underline-style="none" style:letter-kerning="true" style:font-name-asian="PingFang SC" style:font-size-asian="8pt" style:font-style-asian="normal" style:font-name-complex="Arial Unicode MS" style:font-size-complex="8pt" style:font-style-complex="normal" style:text-emphasize="none" style:font-relief="none" style:text-overline-style="none" style:text-overline-color="font-color"/>
    </style:style>
    <style:style style:name="T7" style:family="text">
      <style:text-properties fo:font-variant="normal" fo:text-transform="none" fo:color="#808080" style:text-outline="false" style:text-line-through-style="none" style:text-line-through-type="none" style:font-name="Menlo" fo:font-size="8pt" fo:font-style="normal" fo:text-shadow="none" style:text-underline-style="none" style:letter-kerning="true" style:font-name-asian="PingFang SC" style:font-size-asian="8pt" style:font-style-asian="normal" style:font-name-complex="Arial Unicode MS" style:font-size-complex="8pt" style:font-style-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Menlo" fo:font-size="8pt" fo:font-style="normal" fo:text-shadow="none" style:text-underline-style="none" style:letter-kerning="true" style:font-name-asian="PingFang SC" style:font-size-asian="8pt" style:font-style-asian="normal" style:font-name-complex="Arial Unicode MS" style:font-size-complex="8pt" style:font-style-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Menlo" fo:font-size="8pt" fo:font-style="normal" fo:text-shadow="none" style:text-underline-style="none" fo:font-weight="bold" style:letter-kerning="true" style:font-name-asian="PingFang SC" style:font-size-asian="8pt" style:font-style-asian="normal" style:font-weight-asian="bold" style:font-name-complex="Arial Unicode MS" style:font-size-complex="8pt" style:font-style-complex="normal" style:font-weight-complex="bold" style:text-emphasize="none" style:font-relief="none" style:text-overline-style="none" style:text-overline-color="font-color"/>
    </style:style>
    <style:style style:name="T10" style:family="text">
      <style:text-properties style:font-name="Menlo" fo:font-size="8pt" fo:font-weight="bold" style:font-size-asian="8pt" style:font-weight-asian="bold" style:font-size-complex="8pt" style:font-weight-complex="bold"/>
    </style:style>
    <style:style style:name="T11" style:family="text">
      <style:text-properties style:font-name="Menlo" fo:font-size="8pt" style:font-size-asian="8pt" style:font-size-complex="8pt"/>
    </style:style>
    <style:style style:name="T12" style:family="text">
      <style:text-properties fo:color="#808080" style:font-name="Menlo" fo:font-size="8pt" style:font-size-asian="8pt" style:font-size-complex="8pt"/>
    </style:style>
    <style:style style:name="T13" style:family="text">
      <style:text-properties fo:font-size="8pt" style:font-size-asian="8pt" style:font-size-complex="8pt"/>
    </style:style>
    <style:style style:name="T14" style:family="text">
      <style:text-properties fo:font-size="8pt" fo:font-weight="bold" style:font-size-asian="8pt" style:font-weight-asian="bold" style:font-size-complex="8pt" style:font-weight-complex="bold"/>
    </style:style>
    <style:style style:name="T15" style:family="text">
      <style:text-properties fo:font-size="9pt" style:font-size-asian="9pt" style:font-size-complex="9pt"/>
    </style:style>
    <style:style style:name="T16" style:family="text">
      <style:text-properties fo:color="#158466" style:font-name="Wingdings 21" fo:font-size="14pt" style:font-name-asian="Wingdings 21" style:font-size-asian="14pt" style:font-name-complex="Wingdings 21" style:font-size-complex="14pt"/>
    </style:style>
    <style:style style:name="T17" style:family="text">
      <style:text-properties style:font-name="Wingdings 21" fo:font-size="14pt" style:font-name-asian="Wingdings 21" style:font-size-asian="14pt" style:font-name-complex="Wingdings 21" style:font-size-complex="14pt"/>
    </style:style>
    <style:style style:name="T18" style:family="text">
      <style:text-properties style:font-name="Wingdings 21" fo:font-size="11pt" style:font-name-asian="Wingdings 21" style:font-size-asian="11pt" style:font-name-complex="Wingdings 21" style:font-size-complex="11pt"/>
    </style:style>
    <style:style style:name="T19"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915cm" svg:height="2.991cm" svg:x="0.242cm" svg:y="-2.944cm">
          <draw:text-box>
            <text:p text:style-name="P1"><text:span text:style-name="T1"><text:s/></text:span><text:span text:style-name="T1">1: </text:span><text:span text:style-name="T2">thread::spawn(|| {</text:span></text:p>
            <text:p text:style-name="P1"><text:span text:style-name="T1"><text:s/></text:span><text:span text:style-name="T1">2:</text:span><text:span text:style-name="T3"> <text:s text:c="4"/></text:span><text:span text:style-name="T4">P</text:span><text:span text:style-name="T5">::</text:span><text:span text:style-name="T6">transaction</text:span><text:span text:style-name="T5">(|j| {</text:span></text:p>
            <text:p text:style-name="P1"><text:span text:style-name="T7"><text:s/></text:span><text:span text:style-name="T7">3:</text:span><text:span text:style-name="T8"> <text:s text:c="8"/></text:span><text:span text:style-name="T9">let </text:span><text:span text:style-name="T10">mut</text:span><text:span text:style-name="T11"> d = obj.lock(j);</text:span></text:p>
            <text:p text:style-name="P1"><text:span text:style-name="T12"><text:s/></text:span><text:span text:style-name="T12">4:</text:span><text:span text:style-name="T11"> <text:s text:c="8"/>*d += 1;</text:span></text:p>
            <text:p text:style-name="P1"><text:span text:style-name="T12"><text:s/></text:span><text:span text:style-name="T12">5:</text:span><text:span text:style-name="T11"> <text:s text:c="4"/></text:span><text:span text:style-name="T3">});</text:span></text:p>
            <text:p text:style-name="P1"><text:span text:style-name="T1"><text:s/></text:span><text:span text:style-name="T1">6:</text:span><text:span text:style-name="T3"> });</text:span></text:p>
          </draw:text-box>
        </draw:frame>
        <draw:line draw:style-name="gr2" draw:text-style-name="P3" draw:layer="layout" svg:x1="0.883cm" svg:y1="1.22cm" svg:x2="0.877cm" svg:y2="1.982cm">
          <text:p/>
        </draw:line>
        <draw:path draw:style-name="gr3" draw:text-style-name="P4" draw:layer="layout" svg:width="0.453cm" svg:height="0.521cm" svg:x="0.169cm" svg:y="3.873cm" svg:viewBox="0 0 454 522" svg:d="M454 215h-17l-18-15v-9h19v-6l-2-5-1-2-1-3-1-2-1-2-1-2-1-2-2-2-1-1-2-2-2-1-2-2-2-1v-45-9l-1-9-2-9-2-8-2-7-4-7-4-6-4-5-5-5-6-4-6-3-7-3-8-2-8-2-8-1h-10-9l-5 1-4 1-4 1-4 1-4 1-4 2-3 2-4 2-3 3-3 2-3 3-2 3-3 3-2 4-3 5-3 6-2 5-2 6-2 6-1 7v7 6 106l8 7 7 7 8 7 6 7 6 8 6 7 5 8 4 9 4 8 4 9 3 9 2 10 2 9 1 10 1 10v11l-1 17-2 17-2 8-2 8-2 8-3 7-3 8-4 7-4 7-5 7-10 13-11 13-13 12-14 10-6 4-8 4-7 4-7 3-8 3-8 3-7 2-9 1-16 3-17 1-18-1-16-3-8-1-8-2-8-3-8-3-7-3-7-4-7-4-7-4-14-10-12-12-12-13-10-13-5-7-4-7-3-7-4-8-3-7-2-8-2-8-2-8-2-17-1-17 1-17 2-17 2-8 2-8 3-8 2-7 4-8 3-7 5-7 4-7 10-14 12-12 13-12 13-10 7-4 7-4 7-4 8-3 7-3 8-3 8-2 8-2 16-2 18-1 8 1h9l8 1 9 2 8 2 9 2 8 3 8 3v-83-9l1-10 1-9 2-8 2-9 3-8 3-7 4-7 3-6 4-5 4-5 4-4 4-4 5-4 5-4 6-3 6-2 6-3 6-2 6-1 7-1 7-1 16-1h12l12 2 12 2 10 3 5 2 5 3 5 2 4 3 5 3 4 3 4 3 4 4 3 4 4 4 3 4 3 4 2 5 3 4 2 5 2 5 3 10 3 11 1 12 1 12zM185 198h-33l17 31zM295 372v-13l-2-12-1-6-2-6-2-6-2-6-2-5-3-5-3-6-4-5-7-10-9-9-9-9-10-7-5-4-6-3-5-2-5-3-6-2-6-2-6-2-6-1-12-2h-13-12l-13 2-6 1-6 2-5 2-6 2-6 3-5 2-5 3-5 4-10 7-10 9-8 9-8 10-3 5-3 6-3 5-2 5-3 6-1 6-2 6-1 6-2 12-1 13 1 13 2 12 1 6 2 6 1 5 3 6 2 6 3 5 3 5 3 5 8 10 8 10 10 8 10 8 5 3 5 3 5 3 6 2 6 3 5 1 6 2 6 1 13 2 12 1 13-1 12-2 6-1 6-2 6-1 6-3 5-2 5-3 6-3 5-3 10-8 9-8 9-10 7-10 4-5 3-5 3-5 2-6 2-6 2-5 2-6 1-6 2-12zM286 372l-1 12-1 11-1 5-2 6-2 5-2 5-2 5-3 5-2 5-3 5-7 9-8 9-9 8-9 7-5 3-5 3-5 3-5 2-5 2-6 2-5 1-6 1-11 2h-12-12l-11-2-5-1-6-1-5-2-5-2-5-2-5-3-5-3-5-3-9-7-9-8-8-9-7-9-3-5-3-5-2-5-3-5-2-5-1-5-2-6-1-5-2-11v-12-12l2-11 1-6 2-5 1-6 2-5 3-5 2-5 3-5 3-5 7-9 8-9 9-8 9-7 5-3 5-2 5-3 5-2 5-2 5-2 6-1 5-2 11-1 12-1 12 1 11 1 6 2 5 1 6 2 5 2 5 2 5 3 5 2 5 3 9 7 9 8 8 9 7 9 3 5 2 5 3 5 2 5 2 5 2 6 2 5 1 6 1 11zM244 303l-8-8-18 18 8 8zM269 375v-10h-25v10zM174 297v-25h-11v25zM242 436l-17-18-8 8 18 17zM121 315l-18-18-8 8 18 17zM223 371v-6l-1-5-1-6-1-2-1-2-1-3-1-2-3-5-3-4-4-4-4-4-4-3-2-2-3-1-2-1-2-1-3-1-2-1-3-1h-2l-6-1h-5-6l-5 1h-3l-2 1-3 1-2 1-3 1-2 1-2 1-3 2-4 3-4 4-4 4-3 4-2 2-1 3-1 2-1 3-1 2-1 2-1 3v3l-1 5v6 5l1 5v3l1 2 1 3 1 2 1 3 1 2 3 5 3 4 4 4 4 4 4 3 3 1 2 2 2 1 3 1 2 1 3 1 2 1h3l5 1h6 5l6-1h2l3-1 2-1 3-1 2-1 2-1 3-2 2-1 4-3 4-4 4-4 3-4 3-5 1-2 1-3 1-2 1-3 1-2v-3l1-5zM175 468v-24h-11v24zM93 376v-11h-25v11zM119 428l-7-8-18 17 8 8zM214 371v4l-1 4v3l-1 2-1 2v2l-1 2-1 2-3 3-2 4-3 3-4 4-3 2-4 3-2 1h-2l-2 1-2 1h-2l-2 1-5 1h-4-5l-4-1-3-1h-2l-2-1-2-1h-2l-2-1-2-2-2-1-3-2-4-4-3-3-2-4-3-3-1-2-1-2v-2l-1-2-1-2v-3l-1-4v-4-5l1-5v-2l1-2 1-2v-2l1-2 1-2 1-2 2-2 2-3 3-4 4-3 3-3 2-1 2-1 2-1 2-1 2-1h2l2-1h3l4-1h5 4l5 1h2l2 1h2l2 1 2 1 2 1 4 2 3 3 4 3 3 4 2 3 2 2 1 2 1 2 1 2v2l1 2 1 2v2l1 5z">
          <text:p/>
        </draw:path>
        <draw:path draw:style-name="gr4" draw:text-style-name="P5" draw:layer="layout" svg:width="0.338cm" svg:height="0.521cm" svg:x="0.242cm" svg:y="1.841cm" svg:viewBox="0 0 339 522" svg:d="M339 352l-1 17-2 17-2 8-2 8-2 7-3 8-4 7-3 8-4 7-5 7-10 13-12 13-12 11-14 11-7 4-7 4-7 4-7 3-8 3-8 3-8 2-8 1-16 3-17 1-18-1-16-3-8-1-8-2-8-3-7-3-8-3-7-4-7-4-7-4-13-11-13-11-12-13-10-13-4-7-5-7-3-8-4-7-2-8-3-7-2-8-2-8-2-17-1-17 1-18 1-9 1-8 2-9 3-8 3-8 3-8 3-8 5-7 4-8 5-7 11-14 13-13v-117l1-12 1-12 2-11 4-10 2-5 2-5 2-5 3-4 3-5 3-4 3-4 4-3 4-4 4-3 4-3 4-3 4-3 5-2 5-3 5-2 10-3 12-2 11-2h13 12l11 2 11 2 5 2 5 2 5 2 4 2 5 3 4 2 4 3 4 4 4 3 4 4 3 4 3 4 3 4 3 4 2 5 3 4 4 10 3 10 2 11 1 11 1 12v106l8 7 7 7 8 7 6 7 6 8 6 7 5 9 4 8 4 8 4 9 3 9 2 10 2 9 1 10 1 11zM237 196v-83-9l-1-9-2-9-2-8-2-7-3-7-4-6-4-5-5-5-5-4-6-3-6-3-7-2-7-2-9-1h-8-9l-9 1-8 2-7 2-7 3-6 3-6 4-5 5-5 5-3 6-4 7-2 7-2 8-2 9-1 9v9 89l9-4 10-4 10-4 9-3 10-2 11-1 10-1 11-1 8 1h9l9 1 8 2 8 2 9 2 8 3zM185 198h-33l17 31zM295 372v-13l-2-12-1-6-2-6-2-6-2-6-2-5-3-5-3-6-4-5-7-10-9-9-9-9-10-7-5-4-6-3-5-2-5-3-6-2-6-2-6-2-6-1-12-2h-13-12l-13 2-6 1-6 2-5 2-6 2-6 3-5 2-5 3-5 4-10 7-10 9-8 9-8 10-3 5-3 6-3 5-2 5-3 6-1 6-2 6-1 6-2 12-1 13 1 13 2 12 1 6 2 6 1 5 3 6 2 6 3 5 3 5 3 5 8 10 8 10 10 8 10 8 5 3 5 3 5 3 6 2 6 3 5 1 6 2 6 1 13 2 12 1 13-1 12-2 6-1 6-2 6-1 6-3 5-2 5-3 6-3 5-3 10-8 9-8 9-10 7-10 4-5 3-5 3-5 2-6 2-6 2-5 2-6 1-6 2-12zM286 372l-1 12-1 11-1 5-2 6-2 5-2 5-2 5-3 5-2 5-3 5-7 9-8 9-9 8-9 7-5 3-5 3-5 3-5 2-5 2-6 2-5 1-6 1-11 2h-12-12l-11-2-5-1-6-1-5-2-5-2-5-2-5-3-5-3-5-3-9-7-9-8-8-9-7-9-3-5-3-5-2-5-3-5-2-5-1-5-2-6-1-5-2-11v-12-12l2-11 1-6 2-5 1-6 2-5 3-5 2-5 3-5 3-5 7-9 8-9 9-8 9-7 5-3 5-2 5-3 5-2 5-2 5-2 6-1 5-2 11-1 12-1 12 1 11 1 6 2 5 1 6 2 5 2 5 2 5 3 5 2 5 3 9 7 9 8 8 9 7 9 3 5 2 5 3 5 2 5 2 5 2 6 2 5 1 6 1 11zM244 303l-8-8-18 18 8 8zM269 375v-10h-25v10zM174 297v-25h-11v25zM242 436l-17-18-8 8 18 17zM121 315l-18-18-8 8 18 17zM223 371v-6l-1-5-1-6-1-2-1-2-1-3-1-2-3-5-3-4-4-4-4-4-4-3-2-2-3-1-2-1-2-1-3-1-2-1-3-1h-2l-6-1h-5-6l-5 1h-3l-2 1-3 1-2 1-3 1-2 1-2 1-3 2-4 3-4 4-4 4-3 4-2 2-1 3-1 2-1 3-1 2-1 2-1 3v3l-1 5v6 5l1 5v3l1 2 1 3 1 2 1 3 1 2 3 5 3 4 4 4 4 4 4 3 3 1 2 2 2 1 3 1 2 1 3 1 2 1h3l5 1h6 5l6-1h2l3-1 2-1 3-1 2-1 2-1 3-2 2-1 4-3 4-4 4-4 3-4 3-5 1-2 1-3 1-2 1-3 1-2v-3l1-5zM175 468v-24h-11v24zM93 376v-11h-25v11zM119 428l-7-8-18 17 8 8zM214 371v4l-1 4v3l-1 2-1 2v2l-1 2-1 2-3 3-2 4-3 3-4 4-3 2-4 3-2 1h-2l-2 1-2 1h-2l-2 1-5 1h-4-5l-4-1-3-1h-2l-2-1-2-1h-2l-2-1-2-2-2-1-3-2-4-4-3-3-2-4-3-3-1-2-1-2v-2l-1-2-1-2v-3l-1-4v-4-5l1-5v-2l1-2 1-2v-2l1-2 1-2 1-2 2-2 2-3 3-4 4-3 3-3 2-1 2-1 2-1 2-1 2-1h2l2-1h3l4-1h5 4l5 1h2l2 1h2l2 1 2 1 2 1 4 2 3 3 4 3 3 4 2 3 2 2 1 2 1 2 1 2v2l1 2 1 2v2l1 5z">
          <text:p/>
        </draw:path>
        <draw:frame draw:style-name="gr5" draw:text-style-name="P7" draw:layer="layout" svg:width="3.556cm" svg:height="0.963cm" svg:x="0.172cm" svg:y="0.148cm">
          <draw:text-box>
            <text:p text:style-name="P6"><text:span text:style-name="T13">std::sync::</text:span><text:span text:style-name="T14">Mutex</text:span></text:p>
          </draw:text-box>
        </draw:frame>
        <draw:frame draw:style-name="gr6" draw:text-style-name="P8" draw:layer="layout" svg:width="0.997cm" svg:height="0.725cm" svg:x="0.469cm" svg:y="0.604cm">
          <draw:text-box>
            <text:p><text:span text:style-name="T15">T1</text:span></text:p>
          </draw:text-box>
        </draw:frame>
        <draw:frame draw:style-name="gr6" draw:text-style-name="P8" draw:layer="layout" svg:width="0.997cm" svg:height="0.725cm" svg:x="2.139cm" svg:y="0.604cm">
          <draw:text-box>
            <text:p><text:span text:style-name="T15">T2</text:span></text:p>
          </draw:text-box>
        </draw:frame>
        <draw:custom-shape draw:style-name="gr7" draw:text-style-name="P9" draw:layer="layout" svg:width="0.254cm" svg:height="0.254cm" svg:x="0.756cm" svg:y="1.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0.883cm" svg:y1="2.236cm" svg:x2="0.877cm" svg:y2="2.998cm">
          <text:p/>
        </draw:line>
        <draw:custom-shape draw:style-name="gr7" draw:text-style-name="P9" draw:layer="layout" svg:width="0.254cm" svg:height="0.254cm" svg:x="0.756cm" svg:y="2.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607cm" svg:height="0.481cm" svg:x="0.015cm" svg:y="2.871cm" svg:viewBox="0 0 608 482" svg:d="M0 482l102-157 427-325 9 3 8 3 8 4 7 5 7 5 6 5 6 6 5 6 5 7 4 7 4 7 3 8 3 9 2 9 1 9 1 10-427 325zM453 77l5 3 6 4 5 4 5 3 4 5 5 4 4 4 4 5 3 5 3 6 3 5 3 6 2 6 3 6 3 13 80-61-4-13-2-7-2-6-3-6-3-5-3-5-3-5-4-5-4-5-5-4-5-4-5-3-5-4-5-3-6-2zM140 315l3-1h2 2l1-1h1l1 1h2 1 1l1 1h1l1 1h1l1 1v1l1 1v1l1 1v1 2 1 3l257-197-5-3-5-3-5-3-3-1-2-2zM170 340l2 1h1l2 1 1 1h1l2 1 1 1 1 1v2l1 1 1 1v2l1 1v2 2 1l258-197-1-3-1-2-2-3-1-2-2-2-2-3-2-2-2-2zM193 371h2 1 1 1l1 1h1l1 1h1v1h1v1l1 1v1 1 1l1 1v1 1l-1 1v2 1l-1 2-1 2-1 4 256-196-2-7-2-6-2-6-2-5zM57 422l18 22 96-29 5-4 4-4 4-4 3-4 2-3 1-2 1-1v-1l1-2v-1-1-1-1-1-1h-1v-1h-1v-1h-1l-1-1h-1-1-1-1-1-2-2l-4 1-3 1-4 2-5 2-10 5 4-5 4-4 3-4 3-4 1-1 1-2 1-2v-2l1-1v-2-1-2-1-2-1-1l-1-1v-1h-1v-1l-1-1h-1v-1h-1-1l-1-1h-1-2l-1-1h-2-1l-1 1h-2l-3 1-4 1-8 3-10 5 5-4 4-4 3-4 3-4 1-2 1-1 1-2v-2l1-2v-1-2l1-2h-1v-1-1-1l-1-1v-1h-1l-1-1h-1-1-1-1-2-2-3l-4 1-4 2-3 1-4 2-4 3-4 3z">
          <text:p/>
        </draw:path>
        <draw:line draw:style-name="gr2" draw:text-style-name="P3" draw:layer="layout" svg:x1="0.883cm" svg:y1="3.252cm" svg:x2="0.877cm" svg:y2="4.014cm">
          <text:p/>
        </draw:line>
        <draw:custom-shape draw:style-name="gr7" draw:text-style-name="P9" draw:layer="layout" svg:width="0.254cm" svg:height="0.254cm" svg:x="0.756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0.254cm" svg:height="0.254cm" svg:x="0.756cm" svg:y="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3" draw:layer="layout" svg:x1="0.877cm" svg:y1="4.141cm" svg:x2="2.401cm" svg:y2="2.171cm">
          <text:p/>
        </draw:line>
        <draw:path draw:style-name="gr3" draw:text-style-name="P4" draw:layer="layout" svg:width="0.453cm" svg:height="0.521cm" svg:x="2.936cm" svg:y="3.873cm" svg:viewBox="0 0 454 522" svg:d="M454 215h-17l-18-15v-9h19v-6l-2-5-1-2-1-3-1-2-1-2-1-2-1-2-2-2-1-1-2-2-2-1-2-2-2-1v-45-9l-1-9-2-9-2-8-2-7-4-7-4-6-4-5-5-5-6-4-6-3-7-3-8-2-8-2-8-1h-10-9l-5 1-4 1-4 1-4 1-4 1-4 2-3 2-4 2-3 3-3 2-3 3-2 3-3 3-2 4-3 5-3 6-2 5-2 6-2 6-1 7v7 6 106l8 7 7 7 8 7 6 7 6 8 6 7 5 8 4 9 4 8 4 9 3 9 2 10 2 9 1 10 1 10v11l-1 17-2 17-2 8-2 8-2 8-3 7-3 8-4 7-4 7-5 7-10 13-11 13-13 12-14 10-6 4-8 4-7 4-7 3-8 3-8 3-7 2-9 1-16 3-17 1-18-1-16-3-8-1-8-2-8-3-8-3-7-3-7-4-7-4-7-4-14-10-12-12-12-13-10-13-5-7-4-7-3-7-4-8-3-7-2-8-2-8-2-8-2-17-1-17 1-17 2-17 2-8 2-8 3-8 2-7 4-8 3-7 5-7 4-7 10-14 12-12 13-12 13-10 7-4 7-4 7-4 8-3 7-3 8-3 8-2 8-2 16-2 18-1 8 1h9l8 1 9 2 8 2 9 2 8 3 8 3v-83-9l1-10 1-9 2-8 2-9 3-8 3-7 4-7 3-6 4-5 4-5 4-4 4-4 5-4 5-4 6-3 6-2 6-3 6-2 6-1 7-1 7-1 16-1h12l12 2 12 2 10 3 5 2 5 3 5 2 4 3 5 3 4 3 4 3 4 4 3 4 4 4 3 4 3 4 2 5 3 4 2 5 2 5 3 10 3 11 1 12 1 12zM185 198h-33l17 31zM295 372v-13l-2-12-1-6-2-6-2-6-2-6-2-5-3-5-3-6-4-5-7-10-9-9-9-9-10-7-5-4-6-3-5-2-5-3-6-2-6-2-6-2-6-1-12-2h-13-12l-13 2-6 1-6 2-5 2-6 2-6 3-5 2-5 3-5 4-10 7-10 9-8 9-8 10-3 5-3 6-3 5-2 5-3 6-1 6-2 6-1 6-2 12-1 13 1 13 2 12 1 6 2 6 1 5 3 6 2 6 3 5 3 5 3 5 8 10 8 10 10 8 10 8 5 3 5 3 5 3 6 2 6 3 5 1 6 2 6 1 13 2 12 1 13-1 12-2 6-1 6-2 6-1 6-3 5-2 5-3 6-3 5-3 10-8 9-8 9-10 7-10 4-5 3-5 3-5 2-6 2-6 2-5 2-6 1-6 2-12zM286 372l-1 12-1 11-1 5-2 6-2 5-2 5-2 5-3 5-2 5-3 5-7 9-8 9-9 8-9 7-5 3-5 3-5 3-5 2-5 2-6 2-5 1-6 1-11 2h-12-12l-11-2-5-1-6-1-5-2-5-2-5-2-5-3-5-3-5-3-9-7-9-8-8-9-7-9-3-5-3-5-2-5-3-5-2-5-1-5-2-6-1-5-2-11v-12-12l2-11 1-6 2-5 1-6 2-5 3-5 2-5 3-5 3-5 7-9 8-9 9-8 9-7 5-3 5-2 5-3 5-2 5-2 5-2 6-1 5-2 11-1 12-1 12 1 11 1 6 2 5 1 6 2 5 2 5 2 5 3 5 2 5 3 9 7 9 8 8 9 7 9 3 5 2 5 3 5 2 5 2 5 2 6 2 5 1 6 1 11zM244 303l-8-8-18 18 8 8zM269 375v-10h-25v10zM174 297v-25h-11v25zM242 436l-17-18-8 8 18 17zM121 315l-18-18-8 8 18 17zM223 371v-6l-1-5-1-6-1-2-1-2-1-3-1-2-3-5-3-4-4-4-4-4-4-3-2-2-3-1-2-1-2-1-3-1-2-1-3-1h-2l-6-1h-5-6l-5 1h-3l-2 1-3 1-2 1-3 1-2 1-2 1-3 2-4 3-4 4-4 4-3 4-2 2-1 3-1 2-1 3-1 2-1 2-1 3v3l-1 5v6 5l1 5v3l1 2 1 3 1 2 1 3 1 2 3 5 3 4 4 4 4 4 4 3 3 1 2 2 2 1 3 1 2 1 3 1 2 1h3l5 1h6 5l6-1h2l3-1 2-1 3-1 2-1 2-1 3-2 2-1 4-3 4-4 4-4 3-4 3-5 1-2 1-3 1-2 1-3 1-2v-3l1-5zM175 468v-24h-11v24zM93 376v-11h-25v11zM119 428l-7-8-18 17 8 8zM214 371v4l-1 4v3l-1 2-1 2v2l-1 2-1 2-3 3-2 4-3 3-4 4-3 2-4 3-2 1h-2l-2 1-2 1h-2l-2 1-5 1h-4-5l-4-1-3-1h-2l-2-1-2-1h-2l-2-1-2-2-2-1-3-2-4-4-3-3-2-4-3-3-1-2-1-2v-2l-1-2-1-2v-3l-1-4v-4-5l1-5v-2l1-2 1-2v-2l1-2 1-2 1-2 2-2 2-3 3-4 4-3 3-3 2-1 2-1 2-1 2-1 2-1h2l2-1h3l4-1h5 4l5 1h2l2 1h2l2 1 2 1 2 1 4 2 3 3 4 3 3 4 2 3 2 2 1 2 1 2 1 2v2l1 2 1 2v2l1 5z">
          <text:p/>
        </draw:path>
        <draw:path draw:style-name="gr4" draw:text-style-name="P5" draw:layer="layout" svg:width="0.338cm" svg:height="0.521cm" svg:x="3.009cm" svg:y="1.841cm" svg:viewBox="0 0 339 522" svg:d="M339 352l-1 17-2 17-2 8-2 8-2 7-3 8-4 7-3 8-4 7-5 7-10 13-12 13-12 11-14 11-7 4-7 4-7 4-7 3-8 3-8 3-8 2-8 1-16 3-17 1-18-1-16-3-8-1-8-2-8-3-7-3-8-3-7-4-7-4-7-4-13-11-13-11-12-13-10-13-4-7-5-7-3-8-4-7-2-8-3-7-2-8-2-8-2-17-1-17 1-18 1-9 1-8 2-9 3-8 3-8 3-8 3-8 5-7 4-8 5-7 11-14 13-13v-117l1-12 1-12 2-11 4-10 2-5 2-5 2-5 3-4 3-5 3-4 3-4 4-3 4-4 4-3 4-3 4-3 4-3 5-2 5-3 5-2 10-3 12-2 11-2h13 12l11 2 11 2 5 2 5 2 5 2 4 2 5 3 4 2 4 3 4 4 4 3 4 4 3 4 3 4 3 4 3 4 2 5 3 4 4 10 3 10 2 11 1 11 1 12v106l8 7 7 7 8 7 6 7 6 8 6 7 5 9 4 8 4 8 4 9 3 9 2 10 2 9 1 10 1 11zM237 196v-83-9l-1-9-2-9-2-8-2-7-3-7-4-6-4-5-5-5-5-4-6-3-6-3-7-2-7-2-9-1h-8-9l-9 1-8 2-7 2-7 3-6 3-6 4-5 5-5 5-3 6-4 7-2 7-2 8-2 9-1 9v9 89l9-4 10-4 10-4 9-3 10-2 11-1 10-1 11-1 8 1h9l9 1 8 2 8 2 9 2 8 3zM185 198h-33l17 31zM295 372v-13l-2-12-1-6-2-6-2-6-2-6-2-5-3-5-3-6-4-5-7-10-9-9-9-9-10-7-5-4-6-3-5-2-5-3-6-2-6-2-6-2-6-1-12-2h-13-12l-13 2-6 1-6 2-5 2-6 2-6 3-5 2-5 3-5 4-10 7-10 9-8 9-8 10-3 5-3 6-3 5-2 5-3 6-1 6-2 6-1 6-2 12-1 13 1 13 2 12 1 6 2 6 1 5 3 6 2 6 3 5 3 5 3 5 8 10 8 10 10 8 10 8 5 3 5 3 5 3 6 2 6 3 5 1 6 2 6 1 13 2 12 1 13-1 12-2 6-1 6-2 6-1 6-3 5-2 5-3 6-3 5-3 10-8 9-8 9-10 7-10 4-5 3-5 3-5 2-6 2-6 2-5 2-6 1-6 2-12zM286 372l-1 12-1 11-1 5-2 6-2 5-2 5-2 5-3 5-2 5-3 5-7 9-8 9-9 8-9 7-5 3-5 3-5 3-5 2-5 2-6 2-5 1-6 1-11 2h-12-12l-11-2-5-1-6-1-5-2-5-2-5-2-5-3-5-3-5-3-9-7-9-8-8-9-7-9-3-5-3-5-2-5-3-5-2-5-1-5-2-6-1-5-2-11v-12-12l2-11 1-6 2-5 1-6 2-5 3-5 2-5 3-5 3-5 7-9 8-9 9-8 9-7 5-3 5-2 5-3 5-2 5-2 5-2 6-1 5-2 11-1 12-1 12 1 11 1 6 2 5 1 6 2 5 2 5 2 5 3 5 2 5 3 9 7 9 8 8 9 7 9 3 5 2 5 3 5 2 5 2 5 2 6 2 5 1 6 1 11zM244 303l-8-8-18 18 8 8zM269 375v-10h-25v10zM174 297v-25h-11v25zM242 436l-17-18-8 8 18 17zM121 315l-18-18-8 8 18 17zM223 371v-6l-1-5-1-6-1-2-1-2-1-3-1-2-3-5-3-4-4-4-4-4-4-3-2-2-3-1-2-1-2-1-3-1-2-1-3-1h-2l-6-1h-5-6l-5 1h-3l-2 1-3 1-2 1-3 1-2 1-2 1-3 2-4 3-4 4-4 4-3 4-2 2-1 3-1 2-1 3-1 2-1 2-1 3v3l-1 5v6 5l1 5v3l1 2 1 3 1 2 1 3 1 2 3 5 3 4 4 4 4 4 4 3 3 1 2 2 2 1 3 1 2 1 3 1 2 1h3l5 1h6 5l6-1h2l3-1 2-1 3-1 2-1 2-1 3-2 2-1 4-3 4-4 4-4 3-4 3-5 1-2 1-3 1-2 1-3 1-2v-3l1-5zM175 468v-24h-11v24zM93 376v-11h-25v11zM119 428l-7-8-18 17 8 8zM214 371v4l-1 4v3l-1 2-1 2v2l-1 2-1 2-3 3-2 4-3 3-4 4-3 2-4 3-2 1h-2l-2 1-2 1h-2l-2 1-5 1h-4-5l-4-1-3-1h-2l-2-1-2-1h-2l-2-1-2-2-2-1-3-2-4-4-3-3-2-4-3-3-1-2-1-2v-2l-1-2-1-2v-3l-1-4v-4-5l1-5v-2l1-2 1-2v-2l1-2 1-2 1-2 2-2 2-3 3-4 4-3 3-3 2-1 2-1 2-1 2-1 2-1h2l2-1h3l4-1h5 4l5 1h2l2 1h2l2 1 2 1 2 1 4 2 3 3 4 3 3 4 2 3 2 2 1 2 1 2 1 2v2l1 2 1 2v2l1 5z">
          <text:p/>
        </draw:path>
        <draw:custom-shape draw:style-name="gr7" draw:text-style-name="P9" draw:layer="layout" svg:width="0.254cm" svg:height="0.254cm" svg:x="2.401cm" svg:y="1.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2.528cm" svg:y1="2.236cm" svg:x2="2.522cm" svg:y2="2.998cm">
          <text:p/>
        </draw:line>
        <draw:custom-shape draw:style-name="gr7" draw:text-style-name="P9" draw:layer="layout" svg:width="0.254cm" svg:height="0.254cm" svg:x="2.401cm" svg:y="2.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607cm" svg:height="0.481cm" svg:x="2.782cm" svg:y="2.871cm" svg:viewBox="0 0 608 482" svg:d="M0 482l102-157 427-325 9 3 8 3 8 4 7 5 7 5 6 5 6 6 5 6 5 7 4 7 4 7 3 8 3 9 2 9 1 9 1 10-427 325zM453 77l5 3 6 4 5 4 5 3 4 5 5 4 4 4 4 5 3 5 3 6 3 5 3 6 2 6 3 6 3 13 80-61-4-13-2-7-2-6-3-6-3-5-3-5-3-5-4-5-4-5-5-4-5-4-5-3-5-4-5-3-6-2zM140 315l3-1h2 2l1-1h1l1 1h2 1 1l1 1h1l1 1h1l1 1v1l1 1v1l1 1v1 2 1 3l257-197-5-3-5-3-5-3-3-1-2-2zM170 340l2 1h1l2 1 1 1h1l2 1 1 1 1 1v2l1 1 1 1v2l1 1v2 2 1l258-197-1-3-1-2-2-3-1-2-2-2-2-3-2-2-2-2zM193 371h2 1 1 1l1 1h1l1 1h1v1h1v1l1 1v1 1 1l1 1v1 1l-1 1v2 1l-1 2-1 2-1 4 256-196-2-7-2-6-2-6-2-5zM57 422l18 22 96-29 5-4 4-4 4-4 3-4 2-3 1-2 1-1v-1l1-2v-1-1-1-1-1-1h-1v-1h-1v-1h-1l-1-1h-1-1-1-1-1-2-2l-4 1-3 1-4 2-5 2-10 5 4-5 4-4 3-4 3-4 1-1 1-2 1-2v-2l1-1v-2-1-2-1-2-1-1l-1-1v-1h-1v-1l-1-1h-1v-1h-1-1l-1-1h-1-2l-1-1h-2-1l-1 1h-2l-3 1-4 1-8 3-10 5 5-4 4-4 3-4 3-4 1-2 1-1 1-2v-2l1-2v-1-2l1-2h-1v-1-1-1l-1-1v-1h-1l-1-1h-1-1-1-1-2-2-3l-4 1-4 2-3 1-4 2-4 3-4 3z">
          <text:p/>
        </draw:path>
        <draw:line draw:style-name="gr2" draw:text-style-name="P3" draw:layer="layout" svg:x1="2.528cm" svg:y1="3.252cm" svg:x2="2.522cm" svg:y2="4.014cm">
          <text:p/>
        </draw:line>
        <draw:custom-shape draw:style-name="gr7" draw:text-style-name="P9" draw:layer="layout" svg:width="0.254cm" svg:height="0.254cm" svg:x="2.401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8" draw:text-style-name="P5" draw:layer="layout" svg:width="0.429cm" svg:height="0.407cm" svg:x="2.96cm" svg:y="4.876cm" svg:viewBox="0 0 430 408" draw:points="419,0 430,16 413,29 396,44 378,61 360,79 322,121 282,169 244,220 211,270 182,317 170,341 158,363 135,379 122,388 112,396 103,403 100,406 97,408 94,400 90,389 79,361 70,340 61,320 52,303 48,295 44,288 40,282 36,276 32,271 28,267 23,263 19,259 14,256 10,253 5,251 0,249 8,240 16,233 24,227 32,222 36,220 40,218 43,217 47,216 51,215 54,214 58,213 61,213 63,213 64,214 67,214 71,216 74,217 77,220 80,222 83,226 87,230 93,239 100,250 107,263 114,278 124,300 138,278 152,256 184,213 219,170 259,128 299,89 320,71 340,54 360,39 380,25 400,12">
          <text:p/>
        </draw:polygon>
        <draw:custom-shape draw:style-name="gr7" draw:text-style-name="P9" draw:layer="layout" svg:width="0.254cm" svg:height="0.254cm" svg:x="2.401cm" svg:y="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2.528cm" svg:y1="4.268cm" svg:x2="2.522cm" svg:y2="5.03cm">
          <text:p/>
        </draw:line>
        <draw:line draw:style-name="gr9" draw:text-style-name="P3" draw:layer="layout" svg:x1="2.528cm" svg:y1="5.157cm" svg:x2="1.004cm" svg:y2="4.268cm">
          <text:p/>
        </draw:line>
        <draw:line draw:style-name="gr2" draw:text-style-name="P3" draw:layer="layout" svg:x1="4.847cm" svg:y1="1.22cm" svg:x2="4.841cm" svg:y2="1.982cm">
          <text:p/>
        </draw:line>
        <draw:path draw:style-name="gr3" draw:text-style-name="P4" draw:layer="layout" svg:width="0.453cm" svg:height="0.521cm" svg:x="4.133cm" svg:y="4.889cm" svg:viewBox="0 0 454 522" svg:d="M454 215h-17l-18-15v-9h19v-6l-2-5-1-2-1-3-1-2-1-2-1-2-1-2-2-2-1-1-2-2-2-1-2-2-2-1v-45-9l-1-9-2-9-2-8-2-7-4-7-4-6-4-5-5-5-6-4-6-3-7-3-8-2-8-2-8-1h-10-9l-5 1-4 1-4 1-4 1-4 1-4 2-3 2-4 2-3 3-3 2-3 3-2 3-3 3-2 4-3 5-3 6-2 5-2 6-2 6-1 7v7 6 106l8 7 7 7 8 7 6 7 6 8 6 7 5 8 4 9 4 8 4 9 3 9 2 10 2 9 1 10 1 10v11l-1 17-2 17-2 8-2 8-2 8-3 7-3 8-4 7-4 7-5 7-10 13-11 13-13 12-14 10-6 4-8 4-7 4-7 3-8 3-8 3-7 2-9 1-16 3-17 1-18-1-16-3-8-1-8-2-8-3-8-3-7-3-7-4-7-4-7-4-14-10-12-12-12-13-10-13-5-7-4-7-3-7-4-8-3-7-2-8-2-8-2-8-2-17-1-17 1-17 2-17 2-8 2-8 3-8 2-7 4-8 3-7 5-7 4-7 10-14 12-12 13-12 13-10 7-4 7-4 7-4 8-3 7-3 8-3 8-2 8-2 16-2 18-1 8 1h9l8 1 9 2 8 2 9 2 8 3 8 3v-83-9l1-10 1-9 2-8 2-9 3-8 3-7 4-7 3-6 4-5 4-5 4-4 4-4 5-4 5-4 6-3 6-2 6-3 6-2 6-1 7-1 7-1 16-1h12l12 2 12 2 10 3 5 2 5 3 5 2 4 3 5 3 4 3 4 3 4 4 3 4 4 4 3 4 3 4 2 5 3 4 2 5 2 5 3 10 3 11 1 12 1 12zM185 198h-33l17 31zM295 372v-13l-2-12-1-6-2-6-2-6-2-6-2-5-3-5-3-6-4-5-7-10-9-9-9-9-10-7-5-4-6-3-5-2-5-3-6-2-6-2-6-2-6-1-12-2h-13-12l-13 2-6 1-6 2-5 2-6 2-6 3-5 2-5 3-5 4-10 7-10 9-8 9-8 10-3 5-3 6-3 5-2 5-3 6-1 6-2 6-1 6-2 12-1 13 1 13 2 12 1 6 2 6 1 5 3 6 2 6 3 5 3 5 3 5 8 10 8 10 10 8 10 8 5 3 5 3 5 3 6 2 6 3 5 1 6 2 6 1 13 2 12 1 13-1 12-2 6-1 6-2 6-1 6-3 5-2 5-3 6-3 5-3 10-8 9-8 9-10 7-10 4-5 3-5 3-5 2-6 2-6 2-5 2-6 1-6 2-12zM286 372l-1 12-1 11-1 5-2 6-2 5-2 5-2 5-3 5-2 5-3 5-7 9-8 9-9 8-9 7-5 3-5 3-5 3-5 2-5 2-6 2-5 1-6 1-11 2h-12-12l-11-2-5-1-6-1-5-2-5-2-5-2-5-3-5-3-5-3-9-7-9-8-8-9-7-9-3-5-3-5-2-5-3-5-2-5-1-5-2-6-1-5-2-11v-12-12l2-11 1-6 2-5 1-6 2-5 3-5 2-5 3-5 3-5 7-9 8-9 9-8 9-7 5-3 5-2 5-3 5-2 5-2 5-2 6-1 5-2 11-1 12-1 12 1 11 1 6 2 5 1 6 2 5 2 5 2 5 3 5 2 5 3 9 7 9 8 8 9 7 9 3 5 2 5 3 5 2 5 2 5 2 6 2 5 1 6 1 11zM244 303l-8-8-18 18 8 8zM269 375v-10h-25v10zM174 297v-25h-11v25zM242 436l-17-18-8 8 18 17zM121 315l-18-18-8 8 18 17zM223 371v-6l-1-5-1-6-1-2-1-2-1-3-1-2-3-5-3-4-4-4-4-4-4-3-2-2-3-1-2-1-2-1-3-1-2-1-3-1h-2l-6-1h-5-6l-5 1h-3l-2 1-3 1-2 1-3 1-2 1-2 1-3 2-4 3-4 4-4 4-3 4-2 2-1 3-1 2-1 3-1 2-1 2-1 3v3l-1 5v6 5l1 5v3l1 2 1 3 1 2 1 3 1 2 3 5 3 4 4 4 4 4 4 3 3 1 2 2 2 1 3 1 2 1 3 1 2 1h3l5 1h6 5l6-1h2l3-1 2-1 3-1 2-1 2-1 3-2 2-1 4-3 4-4 4-4 3-4 3-5 1-2 1-3 1-2 1-3 1-2v-3l1-5zM175 468v-24h-11v24zM93 376v-11h-25v11zM119 428l-7-8-18 17 8 8zM214 371v4l-1 4v3l-1 2-1 2v2l-1 2-1 2-3 3-2 4-3 3-4 4-3 2-4 3-2 1h-2l-2 1-2 1h-2l-2 1-5 1h-4-5l-4-1-3-1h-2l-2-1-2-1h-2l-2-1-2-2-2-1-3-2-4-4-3-3-2-4-3-3-1-2-1-2v-2l-1-2-1-2v-3l-1-4v-4-5l1-5v-2l1-2 1-2v-2l1-2 1-2 1-2 2-2 2-3 3-4 4-3 3-3 2-1 2-1 2-1 2-1 2-1h2l2-1h3l4-1h5 4l5 1h2l2 1h2l2 1 2 1 2 1 4 2 3 3 4 3 3 4 2 3 2 2 1 2 1 2 1 2v2l1 2 1 2v2l1 5z">
          <text:p/>
        </draw:path>
        <draw:path draw:style-name="gr4" draw:text-style-name="P5" draw:layer="layout" svg:width="0.338cm" svg:height="0.521cm" svg:x="4.206cm" svg:y="1.841cm" svg:viewBox="0 0 339 522" svg:d="M339 352l-1 17-2 17-2 8-2 8-2 7-3 8-4 7-3 8-4 7-5 7-10 13-12 13-12 11-14 11-7 4-7 4-7 4-7 3-8 3-8 3-8 2-8 1-16 3-17 1-18-1-16-3-8-1-8-2-8-3-7-3-8-3-7-4-7-4-7-4-13-11-13-11-12-13-10-13-4-7-5-7-3-8-4-7-2-8-3-7-2-8-2-8-2-17-1-17 1-18 1-9 1-8 2-9 3-8 3-8 3-8 3-8 5-7 4-8 5-7 11-14 13-13v-117l1-12 1-12 2-11 4-10 2-5 2-5 2-5 3-4 3-5 3-4 3-4 4-3 4-4 4-3 4-3 4-3 4-3 5-2 5-3 5-2 10-3 12-2 11-2h13 12l11 2 11 2 5 2 5 2 5 2 4 2 5 3 4 2 4 3 4 4 4 3 4 4 3 4 3 4 3 4 3 4 2 5 3 4 4 10 3 10 2 11 1 11 1 12v106l8 7 7 7 8 7 6 7 6 8 6 7 5 9 4 8 4 8 4 9 3 9 2 10 2 9 1 10 1 11zM237 196v-83-9l-1-9-2-9-2-8-2-7-3-7-4-6-4-5-5-5-5-4-6-3-6-3-7-2-7-2-9-1h-8-9l-9 1-8 2-7 2-7 3-6 3-6 4-5 5-5 5-3 6-4 7-2 7-2 8-2 9-1 9v9 89l9-4 10-4 10-4 9-3 10-2 11-1 10-1 11-1 8 1h9l9 1 8 2 8 2 9 2 8 3zM185 198h-33l17 31zM295 372v-13l-2-12-1-6-2-6-2-6-2-6-2-5-3-5-3-6-4-5-7-10-9-9-9-9-10-7-5-4-6-3-5-2-5-3-6-2-6-2-6-2-6-1-12-2h-13-12l-13 2-6 1-6 2-5 2-6 2-6 3-5 2-5 3-5 4-10 7-10 9-8 9-8 10-3 5-3 6-3 5-2 5-3 6-1 6-2 6-1 6-2 12-1 13 1 13 2 12 1 6 2 6 1 5 3 6 2 6 3 5 3 5 3 5 8 10 8 10 10 8 10 8 5 3 5 3 5 3 6 2 6 3 5 1 6 2 6 1 13 2 12 1 13-1 12-2 6-1 6-2 6-1 6-3 5-2 5-3 6-3 5-3 10-8 9-8 9-10 7-10 4-5 3-5 3-5 2-6 2-6 2-5 2-6 1-6 2-12zM286 372l-1 12-1 11-1 5-2 6-2 5-2 5-2 5-3 5-2 5-3 5-7 9-8 9-9 8-9 7-5 3-5 3-5 3-5 2-5 2-6 2-5 1-6 1-11 2h-12-12l-11-2-5-1-6-1-5-2-5-2-5-2-5-3-5-3-5-3-9-7-9-8-8-9-7-9-3-5-3-5-2-5-3-5-2-5-1-5-2-6-1-5-2-11v-12-12l2-11 1-6 2-5 1-6 2-5 3-5 2-5 3-5 3-5 7-9 8-9 9-8 9-7 5-3 5-2 5-3 5-2 5-2 5-2 6-1 5-2 11-1 12-1 12 1 11 1 6 2 5 1 6 2 5 2 5 2 5 3 5 2 5 3 9 7 9 8 8 9 7 9 3 5 2 5 3 5 2 5 2 5 2 6 2 5 1 6 1 11zM244 303l-8-8-18 18 8 8zM269 375v-10h-25v10zM174 297v-25h-11v25zM242 436l-17-18-8 8 18 17zM121 315l-18-18-8 8 18 17zM223 371v-6l-1-5-1-6-1-2-1-2-1-3-1-2-3-5-3-4-4-4-4-4-4-3-2-2-3-1-2-1-2-1-3-1-2-1-3-1h-2l-6-1h-5-6l-5 1h-3l-2 1-3 1-2 1-3 1-2 1-2 1-3 2-4 3-4 4-4 4-3 4-2 2-1 3-1 2-1 3-1 2-1 2-1 3v3l-1 5v6 5l1 5v3l1 2 1 3 1 2 1 3 1 2 3 5 3 4 4 4 4 4 4 3 3 1 2 2 2 1 3 1 2 1 3 1 2 1h3l5 1h6 5l6-1h2l3-1 2-1 3-1 2-1 2-1 3-2 2-1 4-3 4-4 4-4 3-4 3-5 1-2 1-3 1-2 1-3 1-2v-3l1-5zM175 468v-24h-11v24zM93 376v-11h-25v11zM119 428l-7-8-18 17 8 8zM214 371v4l-1 4v3l-1 2-1 2v2l-1 2-1 2-3 3-2 4-3 3-4 4-3 2-4 3-2 1h-2l-2 1-2 1h-2l-2 1-5 1h-4-5l-4-1-3-1h-2l-2-1-2-1h-2l-2-1-2-2-2-1-3-2-4-4-3-3-2-4-3-3-1-2-1-2v-2l-1-2-1-2v-3l-1-4v-4-5l1-5v-2l1-2 1-2v-2l1-2 1-2 1-2 2-2 2-3 3-4 4-3 3-3 2-1 2-1 2-1 2-1 2-1h2l2-1h3l4-1h5 4l5 1h2l2 1h2l2 1 2 1 2 1 4 2 3 3 4 3 3 4 2 3 2 2 1 2 1 2 1 2v2l1 2 1 2v2l1 5z">
          <text:p/>
        </draw:path>
        <draw:frame draw:style-name="gr5" draw:text-style-name="P7" draw:layer="layout" svg:width="3.429cm" svg:height="0.963cm" svg:x="3.982cm" svg:y="0.148cm">
          <draw:text-box>
            <text:p text:style-name="P6"><text:span text:style-name="T13">pmem::sync::</text:span><text:span text:style-name="T14">Mutex</text:span></text:p>
          </draw:text-box>
        </draw:frame>
        <draw:frame draw:style-name="gr6" draw:text-style-name="P8" draw:layer="layout" svg:width="0.997cm" svg:height="0.725cm" svg:x="4.433cm" svg:y="0.604cm">
          <draw:text-box>
            <text:p><text:span text:style-name="T15">T1</text:span></text:p>
          </draw:text-box>
        </draw:frame>
        <draw:frame draw:style-name="gr6" draw:text-style-name="P8" draw:layer="layout" svg:width="0.997cm" svg:height="0.725cm" svg:x="6.103cm" svg:y="0.604cm">
          <draw:text-box>
            <text:p><text:span text:style-name="T15">T2</text:span></text:p>
          </draw:text-box>
        </draw:frame>
        <draw:custom-shape draw:style-name="gr7" draw:text-style-name="P9" draw:layer="layout" svg:width="0.254cm" svg:height="0.254cm" svg:x="4.72cm" svg:y="1.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4.847cm" svg:y1="2.236cm" svg:x2="4.841cm" svg:y2="2.998cm">
          <text:p/>
        </draw:line>
        <draw:custom-shape draw:style-name="gr7" draw:text-style-name="P9" draw:layer="layout" svg:width="0.254cm" svg:height="0.254cm" svg:x="4.72cm" svg:y="2.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607cm" svg:height="0.481cm" svg:x="3.979cm" svg:y="2.871cm" svg:viewBox="0 0 608 482" svg:d="M0 482l102-157 427-325 9 3 8 3 8 4 7 5 7 5 6 5 6 6 5 6 5 7 4 7 4 7 3 8 3 9 2 9 1 9 1 10-427 325zM453 77l5 3 6 4 5 4 5 3 4 5 5 4 4 4 4 5 3 5 3 6 3 5 3 6 2 6 3 6 3 13 80-61-4-13-2-7-2-6-3-6-3-5-3-5-3-5-4-5-4-5-5-4-5-4-5-3-5-4-5-3-6-2zM140 315l3-1h2 2l1-1h1l1 1h2 1 1l1 1h1l1 1h1l1 1v1l1 1v1l1 1v1 2 1 3l257-197-5-3-5-3-5-3-3-1-2-2zM170 340l2 1h1l2 1 1 1h1l2 1 1 1 1 1v2l1 1 1 1v2l1 1v2 2 1l258-197-1-3-1-2-2-3-1-2-2-2-2-3-2-2-2-2zM193 371h2 1 1 1l1 1h1l1 1h1v1h1v1l1 1v1 1 1l1 1v1 1l-1 1v2 1l-1 2-1 2-1 4 256-196-2-7-2-6-2-6-2-5zM57 422l18 22 96-29 5-4 4-4 4-4 3-4 2-3 1-2 1-1v-1l1-2v-1-1-1-1-1-1h-1v-1h-1v-1h-1l-1-1h-1-1-1-1-1-2-2l-4 1-3 1-4 2-5 2-10 5 4-5 4-4 3-4 3-4 1-1 1-2 1-2v-2l1-1v-2-1-2-1-2-1-1l-1-1v-1h-1v-1l-1-1h-1v-1h-1-1l-1-1h-1-2l-1-1h-2-1l-1 1h-2l-3 1-4 1-8 3-10 5 5-4 4-4 3-4 3-4 1-2 1-1 1-2v-2l1-2v-1-2l1-2h-1v-1-1-1l-1-1v-1h-1l-1-1h-1-1-1-1-2-2-3l-4 1-4 2-3 1-4 2-4 3-4 3z">
          <text:p/>
        </draw:path>
        <draw:line draw:style-name="gr2" draw:text-style-name="P3" draw:layer="layout" svg:x1="4.847cm" svg:y1="3.252cm" svg:x2="4.841cm" svg:y2="4.014cm">
          <text:p/>
        </draw:line>
        <draw:custom-shape draw:style-name="gr7" draw:text-style-name="P9" draw:layer="layout" svg:width="0.254cm" svg:height="0.254cm" svg:x="4.72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0.254cm" svg:height="0.254cm" svg:x="4.72cm" svg:y="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3" draw:layer="layout" svg:x1="4.814cm" svg:y1="5.157cm" svg:x2="6.365cm" svg:y2="2.171cm">
          <text:p/>
        </draw:line>
        <draw:path draw:style-name="gr3" draw:text-style-name="P4" draw:layer="layout" svg:width="0.453cm" svg:height="0.521cm" svg:x="6.9cm" svg:y="4.776cm" svg:viewBox="0 0 454 522" svg:d="M454 215h-17l-18-15v-9h19v-6l-2-5-1-2-1-3-1-2-1-2-1-2-1-2-2-2-1-1-2-2-2-1-2-2-2-1v-45-9l-1-9-2-9-2-8-2-7-4-7-4-6-4-5-5-5-6-4-6-3-7-3-8-2-8-2-8-1h-10-9l-5 1-4 1-4 1-4 1-4 1-4 2-3 2-4 2-3 3-3 2-3 3-2 3-3 3-2 4-3 5-3 6-2 5-2 6-2 6-1 7v7 6 106l8 7 7 7 8 7 6 7 6 8 6 7 5 8 4 9 4 8 4 9 3 9 2 10 2 9 1 10 1 10v11l-1 17-2 17-2 8-2 8-2 8-3 7-3 8-4 7-4 7-5 7-10 13-11 13-13 12-14 10-6 4-8 4-7 4-7 3-8 3-8 3-7 2-9 1-16 3-17 1-18-1-16-3-8-1-8-2-8-3-8-3-7-3-7-4-7-4-7-4-14-10-12-12-12-13-10-13-5-7-4-7-3-7-4-8-3-7-2-8-2-8-2-8-2-17-1-17 1-17 2-17 2-8 2-8 3-8 2-7 4-8 3-7 5-7 4-7 10-14 12-12 13-12 13-10 7-4 7-4 7-4 8-3 7-3 8-3 8-2 8-2 16-2 18-1 8 1h9l8 1 9 2 8 2 9 2 8 3 8 3v-83-9l1-10 1-9 2-8 2-9 3-8 3-7 4-7 3-6 4-5 4-5 4-4 4-4 5-4 5-4 6-3 6-2 6-3 6-2 6-1 7-1 7-1 16-1h12l12 2 12 2 10 3 5 2 5 3 5 2 4 3 5 3 4 3 4 3 4 4 3 4 4 4 3 4 3 4 2 5 3 4 2 5 2 5 3 10 3 11 1 12 1 12zM185 198h-33l17 31zM295 372v-13l-2-12-1-6-2-6-2-6-2-6-2-5-3-5-3-6-4-5-7-10-9-9-9-9-10-7-5-4-6-3-5-2-5-3-6-2-6-2-6-2-6-1-12-2h-13-12l-13 2-6 1-6 2-5 2-6 2-6 3-5 2-5 3-5 4-10 7-10 9-8 9-8 10-3 5-3 6-3 5-2 5-3 6-1 6-2 6-1 6-2 12-1 13 1 13 2 12 1 6 2 6 1 5 3 6 2 6 3 5 3 5 3 5 8 10 8 10 10 8 10 8 5 3 5 3 5 3 6 2 6 3 5 1 6 2 6 1 13 2 12 1 13-1 12-2 6-1 6-2 6-1 6-3 5-2 5-3 6-3 5-3 10-8 9-8 9-10 7-10 4-5 3-5 3-5 2-6 2-6 2-5 2-6 1-6 2-12zM286 372l-1 12-1 11-1 5-2 6-2 5-2 5-2 5-3 5-2 5-3 5-7 9-8 9-9 8-9 7-5 3-5 3-5 3-5 2-5 2-6 2-5 1-6 1-11 2h-12-12l-11-2-5-1-6-1-5-2-5-2-5-2-5-3-5-3-5-3-9-7-9-8-8-9-7-9-3-5-3-5-2-5-3-5-2-5-1-5-2-6-1-5-2-11v-12-12l2-11 1-6 2-5 1-6 2-5 3-5 2-5 3-5 3-5 7-9 8-9 9-8 9-7 5-3 5-2 5-3 5-2 5-2 5-2 6-1 5-2 11-1 12-1 12 1 11 1 6 2 5 1 6 2 5 2 5 2 5 3 5 2 5 3 9 7 9 8 8 9 7 9 3 5 2 5 3 5 2 5 2 5 2 6 2 5 1 6 1 11zM244 303l-8-8-18 18 8 8zM269 375v-10h-25v10zM174 297v-25h-11v25zM242 436l-17-18-8 8 18 17zM121 315l-18-18-8 8 18 17zM223 371v-6l-1-5-1-6-1-2-1-2-1-3-1-2-3-5-3-4-4-4-4-4-4-3-2-2-3-1-2-1-2-1-3-1-2-1-3-1h-2l-6-1h-5-6l-5 1h-3l-2 1-3 1-2 1-3 1-2 1-2 1-3 2-4 3-4 4-4 4-3 4-2 2-1 3-1 2-1 3-1 2-1 2-1 3v3l-1 5v6 5l1 5v3l1 2 1 3 1 2 1 3 1 2 3 5 3 4 4 4 4 4 4 3 3 1 2 2 2 1 3 1 2 1 3 1 2 1h3l5 1h6 5l6-1h2l3-1 2-1 3-1 2-1 2-1 3-2 2-1 4-3 4-4 4-4 3-4 3-5 1-2 1-3 1-2 1-3 1-2v-3l1-5zM175 468v-24h-11v24zM93 376v-11h-25v11zM119 428l-7-8-18 17 8 8zM214 371v4l-1 4v3l-1 2-1 2v2l-1 2-1 2-3 3-2 4-3 3-4 4-3 2-4 3-2 1h-2l-2 1-2 1h-2l-2 1-5 1h-4-5l-4-1-3-1h-2l-2-1-2-1h-2l-2-1-2-2-2-1-3-2-4-4-3-3-2-4-3-3-1-2-1-2v-2l-1-2-1-2v-3l-1-4v-4-5l1-5v-2l1-2 1-2v-2l1-2 1-2 1-2 2-2 2-3 3-4 4-3 3-3 2-1 2-1 2-1 2-1 2-1h2l2-1h3l4-1h5 4l5 1h2l2 1h2l2 1 2 1 2 1 4 2 3 3 4 3 3 4 2 3 2 2 1 2 1 2 1 2v2l1 2 1 2v2l1 5z">
          <text:p/>
        </draw:path>
        <draw:path draw:style-name="gr4" draw:text-style-name="P5" draw:layer="layout" svg:width="0.338cm" svg:height="0.521cm" svg:x="6.973cm" svg:y="1.841cm" svg:viewBox="0 0 339 522" svg:d="M339 352l-1 17-2 17-2 8-2 8-2 7-3 8-4 7-3 8-4 7-5 7-10 13-12 13-12 11-14 11-7 4-7 4-7 4-7 3-8 3-8 3-8 2-8 1-16 3-17 1-18-1-16-3-8-1-8-2-8-3-7-3-8-3-7-4-7-4-7-4-13-11-13-11-12-13-10-13-4-7-5-7-3-8-4-7-2-8-3-7-2-8-2-8-2-17-1-17 1-18 1-9 1-8 2-9 3-8 3-8 3-8 3-8 5-7 4-8 5-7 11-14 13-13v-117l1-12 1-12 2-11 4-10 2-5 2-5 2-5 3-4 3-5 3-4 3-4 4-3 4-4 4-3 4-3 4-3 4-3 5-2 5-3 5-2 10-3 12-2 11-2h13 12l11 2 11 2 5 2 5 2 5 2 4 2 5 3 4 2 4 3 4 4 4 3 4 4 3 4 3 4 3 4 3 4 2 5 3 4 4 10 3 10 2 11 1 11 1 12v106l8 7 7 7 8 7 6 7 6 8 6 7 5 9 4 8 4 8 4 9 3 9 2 10 2 9 1 10 1 11zM237 196v-83-9l-1-9-2-9-2-8-2-7-3-7-4-6-4-5-5-5-5-4-6-3-6-3-7-2-7-2-9-1h-8-9l-9 1-8 2-7 2-7 3-6 3-6 4-5 5-5 5-3 6-4 7-2 7-2 8-2 9-1 9v9 89l9-4 10-4 10-4 9-3 10-2 11-1 10-1 11-1 8 1h9l9 1 8 2 8 2 9 2 8 3zM185 198h-33l17 31zM295 372v-13l-2-12-1-6-2-6-2-6-2-6-2-5-3-5-3-6-4-5-7-10-9-9-9-9-10-7-5-4-6-3-5-2-5-3-6-2-6-2-6-2-6-1-12-2h-13-12l-13 2-6 1-6 2-5 2-6 2-6 3-5 2-5 3-5 4-10 7-10 9-8 9-8 10-3 5-3 6-3 5-2 5-3 6-1 6-2 6-1 6-2 12-1 13 1 13 2 12 1 6 2 6 1 5 3 6 2 6 3 5 3 5 3 5 8 10 8 10 10 8 10 8 5 3 5 3 5 3 6 2 6 3 5 1 6 2 6 1 13 2 12 1 13-1 12-2 6-1 6-2 6-1 6-3 5-2 5-3 6-3 5-3 10-8 9-8 9-10 7-10 4-5 3-5 3-5 2-6 2-6 2-5 2-6 1-6 2-12zM286 372l-1 12-1 11-1 5-2 6-2 5-2 5-2 5-3 5-2 5-3 5-7 9-8 9-9 8-9 7-5 3-5 3-5 3-5 2-5 2-6 2-5 1-6 1-11 2h-12-12l-11-2-5-1-6-1-5-2-5-2-5-2-5-3-5-3-5-3-9-7-9-8-8-9-7-9-3-5-3-5-2-5-3-5-2-5-1-5-2-6-1-5-2-11v-12-12l2-11 1-6 2-5 1-6 2-5 3-5 2-5 3-5 3-5 7-9 8-9 9-8 9-7 5-3 5-2 5-3 5-2 5-2 5-2 6-1 5-2 11-1 12-1 12 1 11 1 6 2 5 1 6 2 5 2 5 2 5 3 5 2 5 3 9 7 9 8 8 9 7 9 3 5 2 5 3 5 2 5 2 5 2 6 2 5 1 6 1 11zM244 303l-8-8-18 18 8 8zM269 375v-10h-25v10zM174 297v-25h-11v25zM242 436l-17-18-8 8 18 17zM121 315l-18-18-8 8 18 17zM223 371v-6l-1-5-1-6-1-2-1-2-1-3-1-2-3-5-3-4-4-4-4-4-4-3-2-2-3-1-2-1-2-1-3-1-2-1-3-1h-2l-6-1h-5-6l-5 1h-3l-2 1-3 1-2 1-3 1-2 1-2 1-3 2-4 3-4 4-4 4-3 4-2 2-1 3-1 2-1 3-1 2-1 2-1 3v3l-1 5v6 5l1 5v3l1 2 1 3 1 2 1 3 1 2 3 5 3 4 4 4 4 4 4 3 3 1 2 2 2 1 3 1 2 1 3 1 2 1h3l5 1h6 5l6-1h2l3-1 2-1 3-1 2-1 2-1 3-2 2-1 4-3 4-4 4-4 3-4 3-5 1-2 1-3 1-2 1-3 1-2v-3l1-5zM175 468v-24h-11v24zM93 376v-11h-25v11zM119 428l-7-8-18 17 8 8zM214 371v4l-1 4v3l-1 2-1 2v2l-1 2-1 2-3 3-2 4-3 3-4 4-3 2-4 3-2 1h-2l-2 1-2 1h-2l-2 1-5 1h-4-5l-4-1-3-1h-2l-2-1-2-1h-2l-2-1-2-2-2-1-3-2-4-4-3-3-2-4-3-3-1-2-1-2v-2l-1-2-1-2v-3l-1-4v-4-5l1-5v-2l1-2 1-2v-2l1-2 1-2 1-2 2-2 2-3 3-4 4-3 3-3 2-1 2-1 2-1 2-1 2-1h2l2-1h3l4-1h5 4l5 1h2l2 1h2l2 1 2 1 2 1 4 2 3 3 4 3 3 4 2 3 2 2 1 2 1 2 1 2v2l1 2 1 2v2l1 5z">
          <text:p/>
        </draw:path>
        <draw:custom-shape draw:style-name="gr7" draw:text-style-name="P9" draw:layer="layout" svg:width="0.254cm" svg:height="0.254cm" svg:x="6.365cm" svg:y="1.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6.492cm" svg:y1="2.236cm" svg:x2="6.486cm" svg:y2="2.998cm">
          <text:p/>
        </draw:line>
        <draw:custom-shape draw:style-name="gr7" draw:text-style-name="P9" draw:layer="layout" svg:width="0.254cm" svg:height="0.254cm" svg:x="6.365cm" svg:y="2.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607cm" svg:height="0.481cm" svg:x="6.746cm" svg:y="2.871cm" svg:viewBox="0 0 608 482" svg:d="M0 482l102-157 427-325 9 3 8 3 8 4 7 5 7 5 6 5 6 6 5 6 5 7 4 7 4 7 3 8 3 9 2 9 1 9 1 10-427 325zM453 77l5 3 6 4 5 4 5 3 4 5 5 4 4 4 4 5 3 5 3 6 3 5 3 6 2 6 3 6 3 13 80-61-4-13-2-7-2-6-3-6-3-5-3-5-3-5-4-5-4-5-5-4-5-4-5-3-5-4-5-3-6-2zM140 315l3-1h2 2l1-1h1l1 1h2 1 1l1 1h1l1 1h1l1 1v1l1 1v1l1 1v1 2 1 3l257-197-5-3-5-3-5-3-3-1-2-2zM170 340l2 1h1l2 1 1 1h1l2 1 1 1 1 1v2l1 1 1 1v2l1 1v2 2 1l258-197-1-3-1-2-2-3-1-2-2-2-2-3-2-2-2-2zM193 371h2 1 1 1l1 1h1l1 1h1v1h1v1l1 1v1 1 1l1 1v1 1l-1 1v2 1l-1 2-1 2-1 4 256-196-2-7-2-6-2-6-2-5zM57 422l18 22 96-29 5-4 4-4 4-4 3-4 2-3 1-2 1-1v-1l1-2v-1-1-1-1-1-1h-1v-1h-1v-1h-1l-1-1h-1-1-1-1-1-2-2l-4 1-3 1-4 2-5 2-10 5 4-5 4-4 3-4 3-4 1-1 1-2 1-2v-2l1-1v-2-1-2-1-2-1-1l-1-1v-1h-1v-1l-1-1h-1v-1h-1-1l-1-1h-1-2l-1-1h-2-1l-1 1h-2l-3 1-4 1-8 3-10 5 5-4 4-4 3-4 3-4 1-2 1-1 1-2v-2l1-2v-1-2l1-2h-1v-1-1-1l-1-1v-1h-1l-1-1h-1-1-1-1-2-2-3l-4 1-4 2-3 1-4 2-4 3-4 3z">
          <text:p/>
        </draw:path>
        <draw:line draw:style-name="gr2" draw:text-style-name="P3" draw:layer="layout" svg:x1="6.492cm" svg:y1="3.252cm" svg:x2="6.486cm" svg:y2="4.014cm">
          <text:p/>
        </draw:line>
        <draw:custom-shape draw:style-name="gr7" draw:text-style-name="P9" draw:layer="layout" svg:width="0.254cm" svg:height="0.254cm" svg:x="6.365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8" draw:text-style-name="P5" draw:layer="layout" svg:width="0.429cm" svg:height="0.407cm" svg:x="6.924cm" svg:y="3.86cm" svg:viewBox="0 0 430 408" draw:points="419,0 430,16 413,29 396,44 378,61 360,79 322,121 282,169 244,220 211,270 182,317 170,341 158,363 135,379 122,388 112,396 103,403 100,406 97,408 94,400 90,389 79,361 70,340 61,320 52,303 48,295 44,288 40,282 36,276 32,271 28,267 23,263 19,259 14,256 10,253 5,251 0,249 8,240 16,233 24,227 32,222 36,220 40,218 43,217 47,216 51,215 54,214 58,213 61,213 63,213 64,214 67,214 71,216 74,217 77,220 80,222 83,226 87,230 93,239 100,250 107,263 114,278 124,300 138,278 152,256 184,213 219,170 259,128 299,89 320,71 340,54 360,39 380,25 400,12">
          <text:p/>
        </draw:polygon>
        <draw:custom-shape draw:style-name="gr7" draw:text-style-name="P9" draw:layer="layout" svg:width="0.254cm" svg:height="0.254cm" svg:x="6.365cm" svg:y="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6.492cm" svg:y1="4.268cm" svg:x2="6.486cm" svg:y2="5.03cm">
          <text:p/>
        </draw:line>
        <draw:line draw:style-name="gr10" draw:text-style-name="P3" draw:layer="layout" svg:x1="3.798cm" svg:y1="0.021cm" svg:x2="3.798cm" svg:y2="5.538cm">
          <text:p/>
        </draw:line>
        <draw:polygon draw:style-name="gr3" draw:text-style-name="P10" draw:layer="layout" svg:width="0.355cm" svg:height="0.355cm" svg:x="4.204cm" svg:y="3.912cm" svg:viewBox="0 0 356 356" draw:points="301,50 352,0 226,0 226,126 276,76 286,87 295,98 303,111 306,117 309,123 312,130 314,136 316,143 318,150 319,157 320,164 321,178 320,193 318,207 317,213 315,220 313,227 310,233 307,239 304,245 301,251 297,257 289,268 279,279 268,289 257,297 251,301 245,304 239,307 233,310 226,313 220,315 213,317 206,318 193,320 178,321 164,320 150,318 143,317 136,315 130,313 123,310 117,307 111,304 105,301 99,297 88,289 77,279 68,268 59,257 55,251 52,245 49,239 46,233 44,227 41,220 40,214 38,207 36,193 36,178 36,164 38,151 41,138 46,125 52,112 59,100 68,89 77,77 52,52 40,66 29,81 20,96 13,111 7,127 3,144 1,161 0,178 1,196 3,214 5,222 7,231 10,239 13,247 16,254 20,262 25,269 29,277 40,291 52,304 65,316 80,327 87,332 94,336 102,340 110,343 118,346 126,349 134,351 143,353 160,355 178,356 196,355 214,353 222,351 230,349 238,346 246,343 254,340 262,336 269,332 277,327 291,316 304,304 316,291 327,277 332,269 336,262 340,254 343,247 346,239 349,231 351,222 353,214 355,196 356,178 355,160 354,151 353,143 351,134 349,126 346,117 342,109 339,101 335,94 325,79 314,64">
          <text:p/>
        </draw:polygon>
        <draw:polygon draw:style-name="gr3" draw:text-style-name="P10" draw:layer="layout" svg:width="0.355cm" svg:height="0.355cm" svg:x="0.267cm" svg:y="4.903cm" svg:viewBox="0 0 356 356" draw:points="301,50 352,0 226,0 226,126 276,76 286,87 295,98 303,111 306,117 309,123 312,130 314,136 316,143 318,150 319,157 320,164 321,178 320,193 318,207 317,213 315,220 313,227 310,233 307,239 304,245 301,251 297,257 289,268 279,279 268,289 257,297 251,301 245,304 239,307 233,310 226,313 220,315 213,317 206,318 193,320 178,321 164,320 150,318 143,317 136,315 130,313 123,310 117,307 111,304 105,301 99,297 88,289 77,279 68,268 59,257 55,251 52,245 49,239 46,233 44,227 41,220 40,214 38,207 36,193 36,178 36,164 38,151 41,138 46,125 52,112 59,100 68,89 77,77 52,52 40,66 29,81 20,96 13,111 7,127 3,144 1,161 0,178 1,196 3,214 5,222 7,231 10,239 13,247 16,254 20,262 25,269 29,277 40,291 52,304 65,316 80,327 87,332 94,336 102,340 110,343 118,346 126,349 134,351 143,353 160,355 178,356 196,355 214,353 222,351 230,349 238,346 246,343 254,340 262,336 269,332 277,327 291,316 304,304 316,291 327,277 332,269 336,262 340,254 343,247 346,239 349,231 351,222 353,214 355,196 356,178 355,160 354,151 353,143 351,134 349,126 346,117 342,109 339,101 335,94 325,79 314,64">
          <text:p/>
        </draw:polygon>
        <draw:path draw:style-name="gr3" draw:text-style-name="P5" draw:layer="layout" svg:width="0.06cm" svg:height="0.436cm" svg:x="0.623cm" svg:y="4.339cm" svg:viewBox="0 0 61 437" svg:d="M54 314h-46l-7-314h60zM0 437v-62h60v62z">
          <text:p/>
        </draw:path>
        <draw:frame draw:style-name="gr11" draw:text-style-name="P11" draw:layer="layout" svg:width="0.942cm" svg:height="0.777cm" svg:x="0.697cm" svg:y="0.951cm">
          <draw:text-box>
            <text:p><text:span text:style-name="T16"></text:span></text:p>
          </draw:text-box>
        </draw:frame>
        <draw:frame draw:style-name="gr11" draw:text-style-name="P11" draw:layer="layout" svg:width="0.942cm" svg:height="0.777cm" svg:x="4.687cm" svg:y="0.951cm">
          <draw:text-box>
            <text:p><text:span text:style-name="T16"></text:span></text:p>
          </draw:text-box>
        </draw:frame>
        <draw:frame draw:style-name="gr11" draw:text-style-name="P11" draw:layer="layout" svg:width="0.942cm" svg:height="0.777cm" svg:x="0.788cm" svg:y="2.744cm">
          <draw:text-box>
            <text:p><text:span text:style-name="T16"></text:span></text:p>
          </draw:text-box>
        </draw:frame>
        <draw:frame draw:style-name="gr11" draw:text-style-name="P11" draw:layer="layout" svg:width="0.942cm" svg:height="0.777cm" svg:x="4.725cm" svg:y="2.744cm">
          <draw:text-box>
            <text:p><text:span text:style-name="T16"></text:span></text:p>
          </draw:text-box>
        </draw:frame>
        <draw:frame draw:style-name="gr11" draw:text-style-name="P13" draw:layer="layout" svg:width="0.942cm" svg:height="0.777cm" svg:x="2.094cm" svg:y="1.347cm">
          <draw:text-box>
            <text:p text:style-name="P12"><text:span text:style-name="T17"></text:span></text:p>
          </draw:text-box>
        </draw:frame>
        <draw:frame draw:style-name="gr11" draw:text-style-name="P11" draw:layer="layout" svg:width="0.942cm" svg:height="0.777cm" svg:x="6.031cm" svg:y="1.347cm">
          <draw:text-box>
            <text:p text:style-name="P14"><text:span text:style-name="T16"></text:span></text:p>
          </draw:text-box>
        </draw:frame>
        <draw:frame draw:style-name="gr11" draw:text-style-name="P13" draw:layer="layout" svg:width="0.942cm" svg:height="0.777cm" svg:x="1.713cm" svg:y="2.744cm">
          <draw:text-box>
            <text:p text:style-name="P12"><text:span text:style-name="T17"></text:span></text:p>
          </draw:text-box>
        </draw:frame>
        <draw:frame draw:style-name="gr11" draw:text-style-name="P11" draw:layer="layout" svg:width="0.942cm" svg:height="0.777cm" svg:x="5.686cm" svg:y="2.744cm">
          <draw:text-box>
            <text:p text:style-name="P14"><text:span text:style-name="T16"></text:span></text:p>
          </draw:text-box>
        </draw:frame>
        <draw:line draw:style-name="gr12" draw:text-style-name="P3" draw:layer="layout" svg:x1="0.877cm" svg:y1="4.268cm" svg:x2="0.877cm" svg:y2="5.03cm">
          <text:p/>
        </draw:line>
        <draw:frame draw:style-name="gr11" draw:text-style-name="P13" draw:layer="layout" svg:width="0.942cm" svg:height="0.777cm" svg:x="0.768cm" svg:y="4.888cm">
          <draw:text-box>
            <text:p text:style-name="P12"><text:span text:style-name="T17">u</text:span></text:p>
          </draw:text-box>
        </draw:frame>
        <draw:frame draw:style-name="gr11" draw:text-style-name="P13" draw:layer="layout" svg:width="0.942cm" svg:height="0.777cm" svg:x="1.713cm" svg:y="4.903cm">
          <draw:text-box>
            <text:p text:style-name="P12"><text:span text:style-name="T17"></text:span></text:p>
          </draw:text-box>
        </draw:frame>
        <draw:path draw:style-name="gr3" draw:text-style-name="P5" draw:layer="layout" svg:width="0.06cm" svg:height="0.436cm" svg:x="4.592cm" svg:y="4.339cm" svg:viewBox="0 0 61 437" svg:d="M54 314h-46l-7-314h60zM0 437v-62h60v62z">
          <text:p/>
        </draw:path>
        <draw:line draw:style-name="gr12" draw:text-style-name="P3" draw:layer="layout" svg:x1="4.846cm" svg:y1="4.268cm" svg:x2="4.846cm" svg:y2="5.03cm">
          <text:p/>
        </draw:line>
        <draw:frame draw:style-name="gr11" draw:text-style-name="P11" draw:layer="layout" svg:width="0.942cm" svg:height="0.777cm" svg:x="4.687cm" svg:y="3.618cm">
          <draw:text-box>
            <text:p><text:span text:style-name="T16">u</text:span></text:p>
          </draw:text-box>
        </draw:frame>
        <draw:frame draw:style-name="gr11" draw:text-style-name="P11" draw:layer="layout" svg:width="0.942cm" svg:height="0.777cm" svg:x="5.686cm" svg:y="4.903cm">
          <draw:text-box>
            <text:p text:style-name="P14"><text:span text:style-name="T16"></text:span></text:p>
          </draw:text-box>
        </draw:frame>
        <draw:frame draw:style-name="gr11" draw:text-style-name="P16" draw:layer="layout" svg:width="0.942cm" svg:height="0.777cm" svg:x="0.003cm" svg:y="5.759cm">
          <draw:text-box>
            <text:p text:style-name="P15"><text:span text:style-name="T18"></text:span></text:p>
          </draw:text-box>
        </draw:frame>
        <draw:frame draw:style-name="gr13" draw:text-style-name="P17" draw:layer="layout" svg:width="1.27cm" svg:height="0.526cm" svg:x="0.496cm" svg:y="5.792cm">
          <draw:text-box>
            <text:p><text:span text:style-name="T19">Data</text:span></text:p>
          </draw:text-box>
        </draw:frame>
        <draw:line draw:style-name="gr14" draw:text-style-name="P3" draw:layer="layout" svg:x1="0.242cm" svg:y1="5.665cm" svg:x2="7.354cm" svg:y2="5.665cm">
          <text:p/>
        </draw:line>
        <draw:path draw:style-name="gr4" draw:text-style-name="P5" draw:layer="layout" svg:width="0.263cm" svg:height="0.406cm" svg:x="1.539cm" svg:y="5.865cm" svg:viewBox="0 0 264 407" svg:d="M264 274l-1 14-1 13-2 6-1 6-2 6-2 6-3 6-3 6-3 5-4 6-7 10-10 10-9 9-11 8-5 3-6 3-5 3-6 3-6 2-6 2-7 2-6 1-12 2-13 1-15-1-12-2-6-1-6-2-7-2-5-2-6-3-6-3-5-3-6-3-10-8-10-9-9-10-8-10-3-6-4-5-3-6-3-6-1-6-3-6-1-6-2-6-1-13-1-14 1-14 1-7v-6l2-7 2-6 3-6 2-7 2-6 4-5 3-7 4-5 9-11 10-10v-91l1-10v-9l2-9 3-7 2-4 1-4 2-4 2-3 2-4 3-3 2-3 3-3 3-3 3-2 4-2 3-3 3-2 4-2 4-2 4-2 7-2 10-1 8-2h10 10l8 2 9 1 4 2 4 1 4 2 3 1 4 3 3 1 3 3 3 3 3 2 3 3 3 3 2 3 2 4 3 3 1 4 2 3 4 7 2 8 1 9 1 8 1 10v82l6 6 6 5 6 6 5 5 4 6 5 6 4 7 3 6 3 6 3 7 3 7 1 8 2 7v8l1 9zM185 153v-65-7l-1-7-2-7-1-6-2-6-2-5-3-5-3-4-4-4-4-3-5-2-4-2-6-2-5-1-7-1h-7-7l-7 1-6 1-5 2-6 2-4 2-5 3-4 4-4 4-2 5-3 5-2 6-2 6-1 7-1 7v7 69l7-3 8-3 8-3 7-2 8-2 8-1h8l9-1 6 1h7 7l6 2 6 2 7 1 7 2zM144 154h-26l14 25zM230 290v-10l-2-10v-4l-2-5-1-5-2-4-2-4-2-4-2-5-3-4-6-7-7-7-7-7-8-6-4-3-4-2-4-2-4-2-5-2-4-1-5-2-5-1-9-1h-10-10l-10 1-4 1-5 2-4 1-5 2-4 2-4 2-4 2-4 3-8 6-8 7-6 7-6 7-2 4-3 5-2 4-2 4-2 4-1 5-1 5-1 4-2 10v10 10l2 9 1 5 1 5 1 4 2 4 2 5 2 4 3 4 2 4 6 8 6 7 8 7 8 6 4 2 4 3 4 2 4 1 5 3 4 1 5 1 4 1 10 1 10 1 10-1 9-1 5-1 5-1 4-1 5-3 4-1 4-2 4-3 4-2 8-6 7-7 7-7 6-8 3-4 2-4 2-4 2-5 2-4 1-4 2-5v-5l2-9zM223 290l-1 9-1 9v4l-2 4-2 4-1 4-2 4-2 4-2 4-2 4-5 7-7 7-7 6-7 6-3 2-4 2-4 3-4 1-4 2-5 1-4 1-4 1-9 1h-9-10l-8-1-4-1-5-1-4-1-4-2-3-1-4-3-4-2-4-2-7-6-7-6-6-7-6-7-2-4-3-4-1-4-2-4-2-4-1-4-1-4-1-4-2-9v-9-9l2-9 1-5 1-4 1-4 2-4 2-4 1-4 3-4 2-4 6-7 6-7 7-6 7-5 4-3 4-1 4-3 3-1 4-2 4-1 5-1 4-2h8l10-1 9 1h9l4 2 4 1 5 1 4 2 4 1 4 3 4 1 3 3 7 5 7 6 7 7 5 7 2 4 2 4 2 4 2 4 1 4 2 4 2 4v5l1 9zM190 236l-6-6-14 14 6 6zM210 292v-7h-20v7zM136 232v-20h-9v20zM189 340l-14-14-6 6 14 13zM94 246l-14-14-6 6 14 13zM174 289v-4l-1-4-1-5-1-2v-1l-1-3-1-1-2-4-3-3-3-3-3-3-3-3-1-1-3-1-1-1-2-1h-2l-2-1-2-1h-2l-4-1h-4-5l-4 1h-2l-2 1-2 1h-2l-2 1-2 1-1 1-2 1-4 3-3 3-3 3-2 3-2 2v2l-1 1-1 3-1 1-1 2v2 3l-1 4v4 4l1 4v2 2l1 2 1 2 1 2 1 2 2 4 2 3 3 3 3 3 4 2 2 1 1 2h2l2 1 2 1 2 1 2 1h2 4 5 4 4 2l2-1 2-1 2-1 2-1h1l3-2 1-1 3-2 3-3 3-3 3-3 2-4 1-2 1-2v-2l1-2 1-2v-2l1-4zM136 365v-19h-8v19zM72 293v-8h-19v8zM93 334l-6-7-14 14 7 6zM167 289v3l-1 3v3l-1 1-1 2v1 2l-1 2-2 2-2 3-2 2-3 3-3 2-3 2-1 1h-2l-2 1-1 1h-2l-1 1h-4-3-4-3l-3-1h-1l-2-1-1-1h-2l-1-1-2-1-2-1-2-2-3-3-2-2-2-3-2-2-1-2-1-2v-1l-1-2v-1-3l-1-3v-3-4l1-4v-1-2l1-1v-2l1-1 1-2 1-2 1-1 2-2 2-4 3-2 2-2 2-1 2-1 1-1h2l1-1h2l1-1h3l3-1h4 3l4 1h1l2 1h1l2 1h2l1 1 3 2 3 2 3 2 2 4 2 2 1 1 1 2 1 2v1 2l1 1 1 2v1l1 4z">
          <text:p/>
        </draw:path>
        <draw:path draw:style-name="gr3" draw:text-style-name="P4" draw:layer="layout" svg:width="0.353cm" svg:height="0.406cm" svg:x="1.977cm" svg:y="5.865cm" svg:viewBox="0 0 354 407" svg:d="M354 168h-13l-14-12v-7h14v-5l-1-4-1-1-1-3v-1l-1-2-1-1-1-2-1-1-1-1-2-2h-1l-2-2-1-1v-35-7l-1-7-2-7-1-6-2-6-3-5-3-5-3-4-4-4-5-3-4-2-6-2-6-2-6-1-7-1h-7-7l-4 1h-3l-4 1-3 1-3 1-3 1-2 2-3 1-3 3-2 1-2 3-2 2-2 2-2 3-2 4-3 5-1 4-2 4-1 5-1 6v5 5 82l6 6 6 5 6 6 5 5 4 6 5 6 4 6 3 7 3 6 3 7 3 7 1 8 2 7v8l1 8v8l-1 14-1 13-2 6-1 6-2 7-2 5-2 6-4 6-3 5-4 6-7 10-9 10-10 9-11 8-5 3-6 3-5 3-6 3-6 2-6 2-6 2-7 1-12 2-13 1-15-1-12-2-6-1-6-2-7-2-6-2-5-3-6-3-5-3-6-3-11-8-9-9-9-10-8-10-4-6-3-5-3-6-3-6-2-5-2-7-1-6-2-6-1-13-1-14 1-13 1-13 2-6 1-7 3-6 1-5 3-7 3-5 4-5 3-6 8-11 9-9 10-10 10-7 6-3 5-4 6-3 6-2 5-2 7-3 6-1 6-2 12-1 15-1 6 1h7 6l7 2 6 2 7 1 7 2 6 3v-65-7l1-8v-7l2-6 1-7 3-6 2-6 3-5 3-5 3-4 3-4 3-3 3-3 4-3 4-3 5-2 4-2 5-2 5-2 4-1h6l5-1 13-1h9l9 2 10 1 7 2 4 2 4 2 4 2 3 2 4 3 3 2 3 2 4 3 2 4 3 3 2 3 3 3 1 4 3 3 1 4 2 4 2 7 2 9 1 9 1 10zM144 154h-26l14 25zM230 290v-10l-2-10v-4l-2-5-1-5-2-4-2-4-2-4-2-5-3-4-6-7-7-7-7-7-8-6-4-3-4-2-4-2-4-2-5-2-4-1-5-2-5-1-9-1h-10-10l-10 1-4 1-5 2-4 1-5 2-4 2-4 2-4 2-4 3-8 6-8 7-6 7-6 7-2 4-3 5-2 4-2 4-2 4-1 5-1 5-1 4-2 10v10 10l2 9 1 5 1 5 1 4 2 4 2 5 2 4 3 4 2 4 6 8 6 7 8 7 8 6 4 2 4 3 4 2 4 1 5 3 4 1 5 1 4 1 10 1 10 1 10-1 9-1 5-1 5-1 4-1 5-3 4-1 4-2 4-3 4-2 8-6 7-7 7-7 6-8 3-4 2-4 2-4 2-5 2-4 1-4 2-5v-5l2-9zM223 290l-1 9-1 9v4l-2 4-2 4-1 4-2 4-2 4-2 4-2 4-5 7-7 7-7 6-7 6-3 2-4 2-4 3-4 1-4 2-5 1-4 1-4 1-9 1h-9-10l-8-1-4-1-5-1-4-1-4-2-3-1-4-3-4-2-4-2-7-6-7-6-6-7-6-7-2-4-3-4-1-4-2-4-2-4-1-4-1-4-1-4-2-9v-9-9l2-9 1-5 1-4 1-4 2-4 2-4 1-4 3-4 2-4 6-7 6-7 7-6 7-5 4-3 4-1 4-3 3-1 4-2 4-1 5-1 4-2h8l10-1 9 1h9l4 2 4 1 5 1 4 2 4 1 4 3 4 1 3 3 7 5 7 6 7 7 5 7 2 4 2 4 2 4 2 4 1 4 2 4 2 4v5l1 9zM190 236l-6-6-14 14 6 6zM210 292v-7h-20v7zM136 232v-20h-9v20zM189 340l-14-14-6 6 14 13zM94 246l-14-14-6 6 14 13zM174 289v-4l-1-4-1-5-1-2v-1l-1-3-1-1-2-4-3-3-3-3-3-3-3-3-1-1-3-1-1-1-2-1h-2l-2-1-2-1h-2l-4-1h-4-5l-4 1h-2l-2 1-2 1h-2l-2 1-2 1-1 1-2 1-4 3-3 3-3 3-2 3-2 2v2l-1 1-1 3-1 1-1 2v2 3l-1 4v4 4l1 4v2 2l1 2 1 2 1 2 1 2 2 4 2 3 3 3 3 3 4 2 2 1 1 2h2l2 1 2 1 2 1 2 1h2 4 5 4 4 2l2-1 2-1 2-1 2-1h1l3-2 1-1 3-2 3-3 3-3 3-3 2-4 1-2 1-2v-2l1-2 1-2v-2l1-4zM136 365v-19h-8v19zM72 293v-8h-19v8zM93 334l-6-7-14 14 7 6zM167 289v3l-1 3v3l-1 1-1 2v1 2l-1 2-2 2-2 3-2 2-3 3-3 2-3 2-1 1h-2l-2 1-1 1h-2l-1 1h-4-3-4-3l-3-1h-1l-2-1-1-1h-2l-1-1-2-1-2-1-2-2-3-3-2-2-2-3-2-2-1-2-1-2v-1l-1-2v-1-3l-1-3v-3-4l1-4v-1-2l1-1v-2l1-1 1-2 1-2 1-1 2-2 2-4 3-2 2-2 2-1 2-1 1-1h2l1-1h2l1-1h3l3-1h4 3l4 1h1l2 1h1l2 1h2l1 1 3 2 3 2 3 2 2 4 2 2 1 1 1 2 1 2v1 2l1 1 1 2v1l1 4z">
          <text:p/>
        </draw:path>
        <draw:line draw:style-name="gr15" draw:text-style-name="P3" draw:layer="layout" svg:x1="1.801cm" svg:y1="6.36cm" svg:x2="1.999cm" svg:y2="5.865cm">
          <text:p/>
        </draw:line>
        <draw:frame draw:style-name="gr16" draw:text-style-name="P17" draw:layer="layout" svg:width="1.929cm" svg:height="0.526cm" svg:x="2.204cm" svg:y="5.792cm">
          <draw:text-box>
            <text:p><text:span text:style-name="T19">Lock / unlock</text:span></text:p>
          </draw:text-box>
        </draw:frame>
        <draw:path draw:style-name="gr8" draw:text-style-name="P5" draw:layer="layout" svg:width="0.48cm" svg:height="0.38cm" svg:x="4.136cm" svg:y="5.919cm" svg:viewBox="0 0 481 381" svg:d="M0 381l81-124 337-257 7 2 7 3 6 3 5 4 6 4 5 4 4 5 4 4 4 6 4 5 3 6 2 6 2 7 2 7 1 8 1 7-338 257zM358 61l4 2 5 3 4 4 4 2 3 4 4 3 3 3 3 4 2 4 3 5 2 4 3 5 1 4 3 5 2 10 63-48-3-10-2-6-1-4-3-5-2-4-2-4-3-4-3-4-3-4-4-3-4-3-4-3-4-3-4-2-4-2zM111 249l2-1h2 1l1-1h1l1 1h1 1 1l1 1 1 1h1l1 1v1 1l1 1v1 1 1 2l203-155-4-3-3-2-4-3h-3l-1-2zM134 269l2 1h1 1l1 1h1l1 1 1 1h1v2l1 1 1 1v1 1 2 1 1l204-156v-2l-1-2-2-2-1-2-1-1-2-3-1-1-2-2zM153 293h1 1 1 1v1h1l1 1h1v1l1 1v1 1 1h1v1 1l-1 1v1 1l-1 2v1l-1 3 202-154-1-6-2-5-2-5-1-3zM45 334l14 17 76-23 4-3 3-3 3-3 3-4 1-2 1-2h1v-1l1-2v-1-1-1-1h-1v-1h-1v-1h-1v-1h-1-1-1-1-2-2l-3 1-2 1-3 1-4 2-8 4 3-4 3-3 3-3 2-4h1l1-2v-2-1l1-1v-1-1-2-1-1-1-1l-1-1v-1l-1-1h-1v-1h-1-1v-1h-1-2-1-1-1-1-1l-3 1-3 1-6 2-8 4 4-3 3-3 2-3 3-3 1-2v-1l1-1v-2l1-1v-1-2l1-1h-1v-1-1-1l-1-1h-1v-1h-1-1-1-1-1-2-2l-3 1-3 1-3 1-3 2-3 2-3 2z">
          <text:p/>
        </draw:path>
        <draw:frame draw:style-name="gr16" draw:text-style-name="P17" draw:layer="layout" svg:width="1.467cm" svg:height="0.526cm" svg:x="4.49cm" svg:y="5.792cm">
          <draw:text-box>
            <text:p><text:span text:style-name="T19">Edit data</text:span></text:p>
          </draw:text-box>
        </draw:frame>
        <draw:frame draw:style-name="gr17" draw:text-style-name="P16" draw:layer="layout" svg:width="0.942cm" svg:height="0.662cm" svg:x="0.004cm" svg:y="6.283cm">
          <draw:text-box>
            <text:p text:style-name="P15"><text:span text:style-name="T18">u</text:span></text:p>
          </draw:text-box>
        </draw:frame>
        <draw:frame draw:style-name="gr16" draw:text-style-name="P17" draw:layer="layout" svg:width="2.225cm" svg:height="0.526cm" svg:x="0.497cm" svg:y="6.329cm">
          <draw:text-box>
            <text:p><text:span text:style-name="T19">Recovered data</text:span></text:p>
          </draw:text-box>
        </draw:frame>
        <draw:polygon draw:style-name="gr8" draw:text-style-name="P5" draw:layer="layout" svg:width="0.343cm" svg:height="0.325cm" svg:x="2.962cm" svg:y="6.437cm" svg:viewBox="0 0 344 326" draw:points="335,0 344,13 330,23 317,35 302,49 288,63 258,97 226,135 195,176 169,216 146,254 136,273 126,290 108,303 98,310 90,317 82,322 80,325 78,326 75,320 72,311 63,289 56,272 49,256 42,242 38,236 35,230 32,226 29,221 26,217 22,214 18,210 15,207 11,205 8,202 4,201 0,199 6,192 13,186 19,182 26,178 29,176 32,174 34,174 38,173 41,172 43,171 46,170 49,170 50,170 51,171 54,171 57,173 59,174 62,176 64,178 66,181 70,184 74,191 80,200 86,210 91,222 99,240 110,222 122,205 147,170 175,136 207,102 239,71 256,57 272,43 288,31 304,20 320,10">
          <text:p/>
        </draw:polygon>
        <draw:polygon draw:style-name="gr3" draw:text-style-name="P10" draw:layer="layout" svg:width="0.284cm" svg:height="0.284cm" svg:x="3.428cm" svg:y="6.457cm" svg:viewBox="0 0 285 285" draw:points="241,40 282,0 181,0 181,101 221,61 229,70 236,78 242,89 245,94 247,98 250,104 251,109 253,114 254,120 255,126 256,131 257,142 256,154 254,166 254,170 252,176 250,182 248,186 246,191 243,196 241,201 238,206 231,214 223,223 214,231 206,238 201,241 196,243 191,246 186,248 181,250 176,252 170,254 165,254 154,256 142,257 131,256 120,254 114,254 109,252 104,250 98,248 94,246 89,243 84,241 79,238 70,231 62,223 54,214 47,206 44,201 42,196 39,191 37,186 35,182 33,176 32,171 30,166 29,154 29,142 29,131 30,121 33,110 37,100 42,90 47,80 54,71 62,62 42,42 32,53 23,65 16,77 10,89 6,102 2,115 1,129 0,142 1,157 2,171 4,178 6,185 8,191 10,198 13,203 16,210 20,215 23,222 32,233 42,243 52,253 64,262 70,266 75,269 82,272 88,274 94,277 101,279 107,281 114,282 128,284 142,285 157,284 171,282 178,281 184,279 190,277 197,274 203,272 210,269 215,266 222,262 233,253 243,243 253,233 262,222 266,215 269,210 272,203 274,198 277,191 279,185 281,178 282,171 284,157 285,142 284,128 283,121 282,114 281,107 279,101 277,94 274,87 271,81 268,75 260,63 251,51">
          <text:p/>
        </draw:polygon>
        <draw:line draw:style-name="gr15" draw:text-style-name="P3" draw:layer="layout" svg:x1="3.243cm" svg:y1="6.811cm" svg:x2="3.401cm" svg:y2="6.415cm">
          <text:p/>
        </draw:line>
        <draw:frame draw:style-name="gr16" draw:text-style-name="P17" draw:layer="layout" svg:width="2.487cm" svg:height="0.526cm" svg:x="3.601cm" svg:y="6.329cm">
          <draw:text-box>
            <text:p><text:span text:style-name="T19">Commit / Rollback</text:span></text:p>
          </draw:text-box>
        </draw:frame>
        <draw:path draw:style-name="gr3" draw:text-style-name="P5" draw:layer="layout" svg:width="0.036cm" svg:height="0.262cm" svg:x="6.231cm" svg:y="5.894cm" svg:viewBox="0 0 37 263" svg:d="M32 189h-27l-4-189h36zM0 263v-38h36v38z">
          <text:p/>
        </draw:path>
        <draw:frame draw:style-name="gr16" draw:text-style-name="P17" draw:layer="layout" svg:width="1.116cm" svg:height="0.526cm" svg:x="6.141cm" svg:y="5.792cm">
          <draw:text-box>
            <text:p><text:span text:style-name="T19">Panic</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3" svg:font-family="'Liberation Sans'" style:font-pitch="variable" style:font-charset="x-symbol"/>
    <style:font-face style:name="Webdings" svg:font-family="Webdings" style:font-pitch="variable" style:font-charset="x-symbol"/>
    <style:font-face style:name="Liberation Sans2" svg:font-family="'Liberation Sans'" style:font-family-generic="roman" style:font-pitch="variable" style:font-charset="x-symbol"/>
    <style:font-face style:name="Wingdings 21" svg:font-family="'Wingdings 2'"/>
    <style:font-face style:name="Arial Unicode MS1" svg:font-family="'Arial Unicode MS'" style:font-pitch="variable"/>
    <style:font-face style:name="Liberation Sans1" svg:font-family="'Liberation Sans'" style:font-pitch="variable"/>
    <style:font-face style:name="Menlo" svg:font-family="Menlo" style:font-pitch="variable"/>
    <style:font-face style:name="PingFang SC1" svg:font-family="'PingFang SC'" style:font-pitch="variable"/>
    <style:font-face style:name="Wingdings 2" svg:font-family="'Wingdings 2'" style:font-pitch="variable"/>
    <style:font-face style:name="Liberation Mono" svg:font-family="'Liberation Mono'"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ouble_20_Dash" draw:display-name="Double Dash" draw:style="rect" draw:dots1="1" draw:dots1-length="1100%" draw:dots2="1" draw:dots2-length="1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7.569cm" fo:page-height="6.85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5-16T23:00:43.587930341</meta:creation-date>
    <meta:editing-duration>P1DT17H39M1S</meta:editing-duration>
    <meta:editing-cycles>21</meta:editing-cycles>
    <meta:generator>LibreOffice/6.4.1.2$MacOSX_X86_64 LibreOffice_project/4d224e95b98b138af42a64d84056446d09082932</meta:generator>
    <dc:date>2020-05-27T09:03:09.915373203</dc:date>
    <meta:document-statistic meta:object-count="88"/>
  </office:meta>
</office:document-meta>
</file>